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AR PL UKai CN" svg:font-family="'AR PL UKai CN', Cambria" style:font-pitch="variable"/>
    <style:font-face style:name="Lohit Devanagari" svg:font-family="'Lohit Devanagari'" style:font-pitch="variable"/>
    <style:font-face style:name="OpenSymbol" svg:font-family="OpenSymbol, 'Arial Unicode MS'" style:font-pitch="variable"/>
    <style:font-face style:name="Symbol" svg:font-family="Symbol" style:font-pitch="variable"/>
    <style:font-face style:name="Tahoma" svg:font-family="Tahoma" style:font-pitch="variable"/>
    <style:font-face style:name="Times" svg:font-family="Times, 'Times New Roma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18.389cm" fo:margin-left="-0.097cm" table:align="left" style:writing-mode="lr-tb"/>
    </style:style>
    <style:style style:name="Table1.A" style:family="table-column">
      <style:table-column-properties style:column-width="7.849cm"/>
    </style:style>
    <style:style style:name="Table1.B" style:family="table-column">
      <style:table-column-properties style:column-width="5.089cm"/>
    </style:style>
    <style:style style:name="Table1.C" style:family="table-column">
      <style:table-column-properties style:column-width="5.45cm"/>
    </style:style>
    <style:style style:name="Table1.1" style:family="table-row">
      <style:table-row-properties fo:keep-together="auto"/>
    </style:style>
    <style:style style:name="Table1.A1" style:family="table-cell">
      <style:table-cell-properties style:vertical-align="middle" fo:background-color="#ffffff" fo:padding="0.097cm" fo:border="none" style:writing-mode="lr-tb">
        <style:background-image/>
      </style:table-cell-properties>
    </style:style>
    <style:style style:name="Table2" style:family="table">
      <style:table-properties style:width="18.389cm" fo:margin-left="-0.097cm" table:align="left" style:writing-mode="lr-tb"/>
    </style:style>
    <style:style style:name="Table2.A" style:family="table-column">
      <style:table-column-properties style:column-width="7.849cm"/>
    </style:style>
    <style:style style:name="Table2.B" style:family="table-column">
      <style:table-column-properties style:column-width="5.089cm"/>
    </style:style>
    <style:style style:name="Table2.C" style:family="table-column">
      <style:table-column-properties style:column-width="5.45cm"/>
    </style:style>
    <style:style style:name="Table2.1" style:family="table-row">
      <style:table-row-properties fo:keep-together="auto"/>
    </style:style>
    <style:style style:name="Table2.A1" style:family="table-cell">
      <style:table-cell-properties style:vertical-align="middle" fo:background-color="#ffffff" fo:padding="0.097cm" fo:border="none" style:writing-mode="lr-tb">
        <style:background-image/>
      </style:table-cell-properties>
    </style:style>
    <style:style style:name="Table3" style:family="table">
      <style:table-properties style:width="18.389cm" fo:margin-left="-0.097cm" table:align="left" style:writing-mode="lr-tb"/>
    </style:style>
    <style:style style:name="Table3.A" style:family="table-column">
      <style:table-column-properties style:column-width="7.849cm"/>
    </style:style>
    <style:style style:name="Table3.B" style:family="table-column">
      <style:table-column-properties style:column-width="5.089cm"/>
    </style:style>
    <style:style style:name="Table3.C" style:family="table-column">
      <style:table-column-properties style:column-width="5.45cm"/>
    </style:style>
    <style:style style:name="Table3.1" style:family="table-row">
      <style:table-row-properties fo:keep-together="auto"/>
    </style:style>
    <style:style style:name="Table3.A1" style:family="table-cell">
      <style:table-cell-properties style:vertical-align="middle" fo:background-color="#ffffff" fo:padding="0.097cm" fo:border="none" style:writing-mode="lr-tb">
        <style:background-image/>
      </style:table-cell-properties>
    </style:style>
    <style:style style:name="Table4" style:family="table">
      <style:table-properties style:width="18.389cm" fo:margin-left="-0.097cm" table:align="left" style:writing-mode="lr-tb"/>
    </style:style>
    <style:style style:name="Table4.A" style:family="table-column">
      <style:table-column-properties style:column-width="7.849cm"/>
    </style:style>
    <style:style style:name="Table4.B" style:family="table-column">
      <style:table-column-properties style:column-width="5.085cm"/>
    </style:style>
    <style:style style:name="Table4.C" style:family="table-column">
      <style:table-column-properties style:column-width="5.454cm"/>
    </style:style>
    <style:style style:name="Table4.1" style:family="table-row">
      <style:table-row-properties fo:keep-together="auto"/>
    </style:style>
    <style:style style:name="Table4.A1" style:family="table-cell">
      <style:table-cell-properties style:vertical-align="middle" fo:background-color="#ffffff" fo:padding="0.097cm" fo:border="none" style:writing-mode="lr-tb">
        <style:background-image/>
      </style:table-cell-properties>
    </style:style>
    <style:style style:name="Table5" style:family="table">
      <style:table-properties style:width="18.389cm" fo:margin-left="-0.097cm" table:align="left" style:writing-mode="lr-tb"/>
    </style:style>
    <style:style style:name="Table5.A" style:family="table-column">
      <style:table-column-properties style:column-width="7.849cm"/>
    </style:style>
    <style:style style:name="Table5.B" style:family="table-column">
      <style:table-column-properties style:column-width="5.085cm"/>
    </style:style>
    <style:style style:name="Table5.C" style:family="table-column">
      <style:table-column-properties style:column-width="5.454cm"/>
    </style:style>
    <style:style style:name="Table5.1" style:family="table-row">
      <style:table-row-properties fo:keep-together="auto"/>
    </style:style>
    <style:style style:name="Table5.A1" style:family="table-cell">
      <style:table-cell-properties style:vertical-align="middle" fo:background-color="#ffffff" fo:padding="0.097cm" fo:border="none" style:writing-mode="lr-tb">
        <style:background-image/>
      </style:table-cell-properties>
    </style:style>
    <style:style style:name="Table6" style:family="table">
      <style:table-properties style:width="18.389cm" fo:margin-left="-0.097cm" table:align="left" style:writing-mode="lr-tb"/>
    </style:style>
    <style:style style:name="Table6.A" style:family="table-column">
      <style:table-column-properties style:column-width="8.015cm"/>
    </style:style>
    <style:style style:name="Table6.B" style:family="table-column">
      <style:table-column-properties style:column-width="5.233cm"/>
    </style:style>
    <style:style style:name="Table6.C" style:family="table-column">
      <style:table-column-properties style:column-width="5.14cm"/>
    </style:style>
    <style:style style:name="Table6.1" style:family="table-row">
      <style:table-row-properties fo:keep-together="auto"/>
    </style:style>
    <style:style style:name="Table6.A1" style:family="table-cell">
      <style:table-cell-properties style:vertical-align="middle" fo:background-color="#ffffff" fo:padding="0.097cm" fo:border="none" style:writing-mode="lr-tb">
        <style:background-image/>
      </style:table-cell-properties>
    </style:style>
    <style:style style:name="Table7" style:family="table">
      <style:table-properties style:width="18.389cm" fo:margin-left="-0.097cm" table:align="left" style:writing-mode="lr-tb"/>
    </style:style>
    <style:style style:name="Table7.A" style:family="table-column">
      <style:table-column-properties style:column-width="8.015cm"/>
    </style:style>
    <style:style style:name="Table7.B" style:family="table-column">
      <style:table-column-properties style:column-width="5.233cm"/>
    </style:style>
    <style:style style:name="Table7.C" style:family="table-column">
      <style:table-column-properties style:column-width="5.14cm"/>
    </style:style>
    <style:style style:name="Table7.1" style:family="table-row">
      <style:table-row-properties style:min-row-height="1.349cm" fo:keep-together="auto"/>
    </style:style>
    <style:style style:name="Table7.A1" style:family="table-cell">
      <style:table-cell-properties style:vertical-align="middle" fo:background-color="#ffffff" fo:padding="0.097cm" fo:border="none"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Tahoma" style:font-name-complex="Tahoma"/>
    </style:style>
    <style:style style:name="P3" style:family="paragraph" style:parent-style-name="Standard">
      <style:text-properties style:font-name="Tahoma" fo:font-size="13pt" style:text-underline-style="solid" style:text-underline-width="auto" style:text-underline-color="font-color" fo:font-weight="bold" style:font-size-asian="13pt" style:font-weight-asian="bold" style:font-name-complex="Tahoma" style:font-size-complex="13pt"/>
    </style:style>
    <style:style style:name="P4" style:family="paragraph" style:parent-style-name="Standard">
      <style:paragraph-properties style:snap-to-layout-grid="false"/>
      <style:text-properties style:font-name="Tahoma" fo:font-size="10.5pt" fo:font-weight="bold" style:font-size-asian="10.5pt" style:font-weight-asian="bold" style:font-name-complex="Tahoma" style:font-size-complex="10.5pt" style:font-weight-complex="bold"/>
    </style:style>
    <style:style style:name="P5" style:family="paragraph" style:parent-style-name="Standard">
      <style:paragraph-properties fo:text-align="justify" style:justify-single-word="false" style:snap-to-layout-grid="false"/>
      <style:text-properties style:font-name="Tahoma" fo:font-size="10.5pt" fo:font-weight="bold" style:font-size-asian="10.5pt" style:font-weight-asian="bold" style:font-name-complex="Tahoma" style:font-size-complex="10.5pt" style:font-weight-complex="bold"/>
    </style:style>
    <style:style style:name="P6" style:family="paragraph" style:parent-style-name="Standard" style:list-style-name="WW8Num7">
      <style:paragraph-properties fo:text-align="justify" style:justify-single-word="false"/>
      <style:text-properties style:font-name="Tahoma" fo:font-size="10.5pt" style:font-size-asian="10.5pt" style:font-name-complex="Tahoma" style:font-size-complex="10.5pt"/>
    </style:style>
    <style:style style:name="P7" style:family="paragraph" style:parent-style-name="Standard" style:list-style-name="WW8Num5">
      <style:paragraph-properties fo:text-align="justify" style:justify-single-word="false"/>
      <style:text-properties style:font-name="Tahoma" fo:font-size="10.5pt" style:font-size-asian="10.5pt" style:font-name-complex="Tahoma" style:font-size-complex="10.5pt"/>
    </style:style>
    <style:style style:name="P8" style:family="paragraph" style:parent-style-name="Standard" style:list-style-name="WW8Num2">
      <style:paragraph-properties fo:text-align="justify" style:justify-single-word="false"/>
      <style:text-properties style:font-name="Tahoma" fo:font-size="10.5pt" style:font-size-asian="10.5pt" style:font-name-complex="Tahoma" style:font-size-complex="10.5pt"/>
    </style:style>
    <style:style style:name="P9" style:family="paragraph" style:parent-style-name="Standard" style:list-style-name="WW8Num3">
      <style:paragraph-properties fo:text-align="justify" style:justify-single-word="false"/>
      <style:text-properties style:font-name="Tahoma" fo:font-size="10.5pt" style:font-size-asian="10.5pt" style:font-name-complex="Tahoma" style:font-size-complex="10.5pt"/>
    </style:style>
    <style:style style:name="P10" style:family="paragraph" style:parent-style-name="Standard" style:list-style-name="WW8Num5">
      <style:text-properties style:font-name="Tahoma" fo:font-size="10.5pt" style:font-size-asian="10.5pt" style:font-name-complex="Tahoma" style:font-size-complex="10.5pt"/>
    </style:style>
    <style:style style:name="P11" style:family="paragraph" style:parent-style-name="Standard">
      <style:paragraph-properties fo:text-align="justify" style:justify-single-word="false"/>
      <style:text-properties style:font-name="Tahoma" fo:font-size="11pt" style:font-size-asian="11pt" style:font-name-complex="Tahoma" style:font-size-complex="11pt"/>
    </style:style>
    <style:style style:name="P12" style:family="paragraph" style:parent-style-name="Standard" style:list-style-name="WW8Num7">
      <style:paragraph-properties fo:text-align="justify" style:justify-single-word="false"/>
      <style:text-properties style:font-name="Tahoma" fo:font-size="11pt" style:font-size-asian="11pt" style:font-name-complex="Tahoma" style:font-size-complex="11pt"/>
    </style:style>
    <style:style style:name="P13" style:family="paragraph" style:parent-style-name="Standard" style:list-style-name="WW8Num5">
      <style:paragraph-properties fo:text-align="justify" style:justify-single-word="false"/>
      <style:text-properties style:font-name="Tahoma" fo:font-size="11pt" style:font-size-asian="11pt" style:font-name-complex="Tahoma" style:font-size-complex="11pt"/>
    </style:style>
    <style:style style:name="P14" style:family="paragraph" style:parent-style-name="Standard" style:list-style-name="WW8Num1">
      <style:paragraph-properties fo:text-align="justify" style:justify-single-word="false"/>
      <style:text-properties style:font-name="Tahoma" fo:font-size="11pt" style:font-size-asian="11pt" style:font-name-complex="Tahoma" style:font-size-complex="11pt"/>
    </style:style>
    <style:style style:name="P15" style:family="paragraph" style:parent-style-name="Standard" style:list-style-name="WW8Num4">
      <style:paragraph-properties fo:text-align="justify" style:justify-single-word="false"/>
      <style:text-properties style:font-name="Tahoma" fo:font-size="14pt" style:text-underline-style="solid" style:text-underline-width="auto" style:text-underline-color="font-color" fo:font-weight="bold" style:font-size-asian="14pt" style:font-weight-asian="bold" style:font-name-complex="Tahoma" style:font-size-complex="14pt"/>
    </style:style>
    <style:style style:name="P16" style:family="paragraph" style:parent-style-name="Standard" style:list-style-name="WW8Num3">
      <style:paragraph-properties fo:text-align="justify" style:justify-single-word="false"/>
      <style:text-properties style:font-name="Tahoma" fo:font-size="14pt" style:text-underline-style="solid" style:text-underline-width="auto" style:text-underline-color="font-color" fo:font-weight="bold" style:font-size-asian="14pt" style:font-weight-asian="bold" style:font-name-complex="Tahoma" style:font-size-complex="14pt"/>
    </style:style>
    <style:style style:name="P17" style:family="paragraph" style:parent-style-name="Standard">
      <style:paragraph-properties fo:text-align="justify" style:justify-single-word="false"/>
    </style:style>
    <style:style style:name="P18" style:family="paragraph" style:parent-style-name="Standard" style:list-style-name="WW8Num6">
      <style:paragraph-properties fo:text-align="justify" style:justify-single-word="false"/>
    </style:style>
    <style:style style:name="P19" style:family="paragraph" style:parent-style-name="Standard" style:list-style-name="WW8Num7">
      <style:paragraph-properties fo:text-align="justify" style:justify-single-word="false"/>
    </style:style>
    <style:style style:name="P20" style:family="paragraph" style:parent-style-name="Standard" style:list-style-name="WW8Num7">
      <style:paragraph-properties fo:text-align="justify" style:justify-single-word="false"/>
      <style:text-properties officeooo:paragraph-rsid="0012183b"/>
    </style:style>
    <style:style style:name="P21" style:family="paragraph" style:parent-style-name="Standard" style:list-style-name="WW8Num1">
      <style:paragraph-properties fo:text-align="justify" style:justify-single-word="false"/>
    </style:style>
    <style:style style:name="P22" style:family="paragraph" style:parent-style-name="Standard" style:list-style-name="WW8Num5">
      <style:paragraph-properties fo:text-align="justify" style:justify-single-word="false"/>
    </style:style>
    <style:style style:name="P23" style:family="paragraph" style:parent-style-name="Standard" style:list-style-name="WW8Num2">
      <style:paragraph-properties fo:text-align="justify" style:justify-single-word="false"/>
    </style:style>
    <style:style style:name="P24" style:family="paragraph" style:parent-style-name="Standard" style:list-style-name="WW8Num3">
      <style:paragraph-properties fo:text-align="justify" style:justify-single-word="false"/>
    </style:style>
    <style:style style:name="P25" style:family="paragraph" style:parent-style-name="Standard" style:list-style-name="WW8Num4">
      <style:paragraph-properties fo:text-align="justify" style:justify-single-word="false"/>
    </style:style>
    <style:style style:name="P26" style:family="paragraph" style:parent-style-name="Standard">
      <style:paragraph-properties style:snap-to-layout-grid="false"/>
    </style:style>
    <style:style style:name="P27" style:family="paragraph" style:parent-style-name="Standard" style:list-style-name="WW8Num5"/>
    <style:style style:name="P28" style:family="paragraph" style:parent-style-name="Standard" style:list-style-name="WW8Num3"/>
    <style:style style:name="P29" style:family="paragraph" style:parent-style-name="Standard">
      <style:paragraph-properties fo:margin-left="2.54cm" fo:margin-right="0cm" fo:text-align="justify" style:justify-single-word="false" fo:text-indent="-2.54cm" style:auto-text-indent="false"/>
    </style:style>
    <style:style style:name="P30" style:family="paragraph" style:parent-style-name="Standard">
      <style:paragraph-properties fo:margin-left="2.54cm" fo:margin-right="0cm" fo:text-align="justify" style:justify-single-word="false" fo:text-indent="-2.54cm" style:auto-text-indent="false"/>
      <style:text-properties style:font-name="Tahoma" fo:font-size="13pt" style:text-underline-style="solid" style:text-underline-width="auto" style:text-underline-color="font-color" fo:font-weight="bold" style:font-size-asian="13pt" style:font-weight-asian="bold" style:font-name-complex="Tahoma" style:font-size-complex="13pt"/>
    </style:style>
    <style:style style:name="P31" style:family="paragraph" style:parent-style-name="Standard" style:list-style-name="WW8Num5">
      <style:paragraph-properties fo:text-align="justify" style:justify-single-word="false" fo:orphans="2" fo:widows="2" fo:hyphenation-ladder-count="no-limit" style:writing-mode="lr-tb"/>
      <style:text-properties style:font-name="Tahoma" fo:font-size="11pt" style:font-size-asian="11pt" style:font-name-complex="Tahoma" style:font-size-complex="11pt" fo:hyphenate="false" fo:hyphenation-remain-char-count="2" fo:hyphenation-push-char-count="2" loext:hyphenation-no-caps="false"/>
    </style:style>
    <style:style style:name="P32" style:family="paragraph" style:parent-style-name="Standard" style:list-style-name="WW8Num4">
      <style:paragraph-properties fo:text-align="justify" style:justify-single-word="false" fo:orphans="2" fo:widows="2" fo:hyphenation-ladder-count="no-limit" style:snap-to-layout-grid="true" style:writing-mode="lr-tb"/>
      <style:text-properties style:font-name="Tahoma" fo:font-size="11pt" style:text-underline-style="solid" style:text-underline-width="auto" style:text-underline-color="font-color" fo:font-weight="bold" style:font-size-asian="11pt" style:font-weight-asian="bold" style:font-name-complex="Tahoma" style:font-size-complex="11pt" fo:hyphenate="false" fo:hyphenation-remain-char-count="2" fo:hyphenation-push-char-count="2" loext:hyphenation-no-caps="false"/>
    </style:style>
    <style:style style:name="P33" style:family="paragraph" style:parent-style-name="Standard">
      <style:paragraph-properties fo:text-align="justify" style:justify-single-word="false" fo:orphans="2" fo:widows="2" fo:hyphenation-ladder-count="no-limit" style:writing-mode="lr-tb"/>
      <style:text-properties style:font-name="Tahoma" fo:font-size="14pt" style:text-underline-style="solid" style:text-underline-width="auto" style:text-underline-color="font-color" fo:font-weight="bold" style:font-size-asian="14pt" style:font-weight-asian="bold" style:font-name-complex="Tahoma" style:font-size-complex="14pt" fo:hyphenate="false" fo:hyphenation-remain-char-count="2" fo:hyphenation-push-char-count="2" loext:hyphenation-no-caps="false"/>
    </style:style>
    <style:style style:name="P34" style:family="paragraph" style:parent-style-name="Standard" style:list-style-name="WW8Num3">
      <style:paragraph-properties fo:text-align="justify" style:justify-single-word="false" fo:orphans="2" fo:widows="2" fo:hyphenation-ladder-count="no-limit" style:writing-mode="lr-tb"/>
      <style:text-properties style:font-name="Tahoma" fo:font-size="14pt" style:text-underline-style="solid" style:text-underline-width="auto" style:text-underline-color="font-color" fo:font-weight="bold" style:font-size-asian="14pt" style:font-weight-asian="bold" style:font-name-complex="Tahoma" style:font-size-complex="14pt" fo:hyphenate="false" fo:hyphenation-remain-char-count="2" fo:hyphenation-push-char-count="2" loext:hyphenation-no-caps="false"/>
    </style:style>
    <style:style style:name="P35" style:family="paragraph" style:parent-style-name="Standard">
      <style:paragraph-properties fo:margin-left="5.08cm" fo:margin-right="0cm" fo:text-indent="-5.08cm" style:auto-text-indent="false"/>
      <style:text-properties style:font-name="Tahoma" fo:font-size="10.5pt" fo:font-weight="bold" style:font-size-asian="10.5pt" style:font-weight-asian="bold" style:font-name-complex="Tahoma" style:font-size-complex="10.5pt" style:font-weight-complex="bold"/>
    </style:style>
    <style:style style:name="P36" style:family="paragraph" style:parent-style-name="Standard">
      <style:paragraph-properties fo:margin-left="5.08cm" fo:margin-right="0cm" fo:text-align="justify" style:justify-single-word="false" fo:text-indent="-5.08cm" style:auto-text-indent="false"/>
      <style:text-properties style:font-name="Tahoma" fo:font-size="10.5pt" fo:font-weight="bold" style:font-size-asian="10.5pt" style:font-weight-asian="bold" style:font-name-complex="Tahoma" style:font-size-complex="10.5pt" style:font-weight-complex="bold"/>
    </style:style>
    <style:style style:name="P37" style:family="paragraph" style:parent-style-name="Standard">
      <style:paragraph-properties fo:margin-left="5.08cm" fo:margin-right="0cm" fo:text-align="justify" style:justify-single-word="false" fo:text-indent="-5.08cm" style:auto-text-indent="false" style:snap-to-layout-grid="false"/>
      <style:text-properties style:font-name="Tahoma" fo:font-size="10.5pt" fo:font-weight="bold" style:font-size-asian="10.5pt" style:font-weight-asian="bold" style:font-name-complex="Tahoma" style:font-size-complex="10.5pt" style:font-weight-complex="bold"/>
    </style:style>
    <style:style style:name="P38" style:family="paragraph" style:parent-style-name="Standard">
      <style:paragraph-properties fo:margin-left="5.08cm" fo:margin-right="0cm" fo:text-indent="-5.08cm" style:auto-text-indent="false"/>
      <style:text-properties style:font-name="Tahoma" style:font-name-complex="Tahoma"/>
    </style:style>
    <style:style style:name="P39" style:family="paragraph" style:parent-style-name="Standard">
      <style:paragraph-properties fo:margin-left="1.27cm" fo:margin-right="0cm" fo:text-align="end" style:justify-single-word="false" fo:text-indent="-0.635cm" style:auto-text-indent="false" style:snap-to-layout-grid="false"/>
    </style:style>
    <style:style style:name="P40" style:family="paragraph" style:parent-style-name="Standard">
      <style:paragraph-properties fo:margin-left="1.27cm" fo:margin-right="0cm" fo:text-align="end" style:justify-single-word="false" fo:text-indent="-0.635cm" style:auto-text-indent="false" style:snap-to-layout-grid="false"/>
      <style:text-properties style:font-name="Tahoma" fo:font-size="10.5pt" fo:font-weight="bold" style:font-size-asian="10.5pt" style:font-weight-asian="bold" style:font-name-complex="Tahoma" style:font-size-complex="10.5pt" style:font-weight-complex="bold"/>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1.27cm" fo:margin-right="0cm" fo:text-align="justify" style:justify-single-word="false" fo:text-indent="-1.244cm" style:auto-text-indent="false"/>
      <style:text-properties style:font-name="Tahoma" style:font-name-complex="Tahoma"/>
    </style:style>
    <style:style style:name="P43" style:family="paragraph" style:parent-style-name="Standard">
      <style:paragraph-properties fo:margin-left="7.62cm" fo:margin-right="0cm" fo:text-align="justify" style:justify-single-word="false" fo:text-indent="-6.35cm" style:auto-text-indent="false"/>
      <style:text-properties style:font-name="Tahoma" fo:font-size="10.5pt" style:font-size-asian="10.5pt" style:font-name-complex="Tahoma" style:font-size-complex="10.5pt"/>
    </style:style>
    <style:style style:name="P44" style:family="paragraph" style:parent-style-name="Standard" style:master-page-name="Standard">
      <style:paragraph-properties fo:text-align="center" style:justify-single-word="false" style:page-number="auto"/>
      <style:text-properties style:font-name="Tahoma" fo:font-size="18pt" style:font-size-asian="18pt" style:font-name-complex="Tahoma" style:font-size-complex="18pt"/>
    </style:style>
    <style:style style:name="P45" style:family="paragraph" style:parent-style-name="Standard" style:list-style-name="WW8Num4">
      <style:paragraph-properties fo:margin-left="0cm" fo:margin-right="0cm" fo:text-align="justify" style:justify-single-word="false" fo:orphans="2" fo:widows="2" fo:hyphenation-ladder-count="no-limit" fo:text-indent="0cm" style:auto-text-indent="false" style:writing-mode="lr-tb"/>
      <style:text-properties style:font-name="Tahoma" fo:font-size="11pt" style:font-size-asian="11pt" style:font-name-complex="Tahoma" style:font-size-complex="11pt" fo:hyphenate="false" fo:hyphenation-remain-char-count="2" fo:hyphenation-push-char-count="2" loext:hyphenation-no-caps="false"/>
    </style:style>
    <style:style style:name="P46" style:family="paragraph" style:parent-style-name="Standard" style:list-style-name="WW8Num4">
      <style:paragraph-properties fo:margin-left="0cm" fo:margin-right="0cm" fo:text-align="justify" style:justify-single-word="false" fo:orphans="2" fo:widows="2" fo:hyphenation-ladder-count="no-limit" fo:text-indent="0cm" style:auto-text-indent="false" style:snap-to-layout-grid="true" style:writing-mode="lr-tb"/>
      <style:text-properties style:font-name="Tahoma" fo:font-size="11pt" style:font-size-asian="11pt" style:font-name-complex="Tahoma" style:font-size-complex="11pt" fo:hyphenate="false" fo:hyphenation-remain-char-count="2" fo:hyphenation-push-char-count="2" loext:hyphenation-no-caps="false"/>
    </style:style>
    <style:style style:name="P47" style:family="paragraph" style:parent-style-name="Standard" style:list-style-name="WW8Num5">
      <style:paragraph-properties fo:margin-left="0cm" fo:margin-right="0cm" fo:text-align="justify" style:justify-single-word="false" fo:orphans="2" fo:widows="2" fo:hyphenation-ladder-count="no-limit" fo:text-indent="0cm" style:auto-text-indent="false" style:writing-mode="lr-tb"/>
      <style:text-properties style:font-name="Tahoma" fo:font-size="11pt" style:font-size-asian="11pt" style:font-name-complex="Tahoma" style:font-size-complex="11pt" fo:hyphenate="false" fo:hyphenation-remain-char-count="2" fo:hyphenation-push-char-count="2" loext:hyphenation-no-caps="false"/>
    </style:style>
    <style:style style:name="P48" style:family="paragraph" style:parent-style-name="url">
      <style:paragraph-properties fo:margin-left="1.27cm" fo:margin-right="0cm" fo:margin-top="0.004cm" fo:margin-bottom="0.004cm" style:contextual-spacing="false" fo:text-align="center" style:justify-single-word="false" fo:text-indent="0cm" style:auto-text-indent="false"/>
    </style:style>
    <style:style style:name="T1" style:family="text">
      <style:text-properties fo:font-size="11pt" style:font-size-asian="11pt" style:font-size-complex="11pt"/>
    </style:style>
    <style:style style:name="T2" style:family="text">
      <style:text-properties fo:font-size="11pt" style:font-size-asian="11pt" style:font-size-complex="11pt" style:font-weight-complex="bold"/>
    </style:style>
    <style:style style:name="T3" style:family="text">
      <style:text-properties style:font-name="Tahoma" fo:font-size="11pt" fo:font-weight="bold" style:font-size-asian="11pt" style:font-weight-asian="bold" style:font-name-complex="Tahoma" style:font-size-complex="11pt" style:font-weight-complex="bold"/>
    </style:style>
    <style:style style:name="T4" style:family="text">
      <style:text-properties style:font-name="Tahoma" fo:font-size="11pt" style:font-size-asian="11pt" style:font-name-complex="Tahoma" style:font-size-complex="11pt"/>
    </style:style>
    <style:style style:name="T5" style:family="text">
      <style:text-properties style:font-name="Tahoma" fo:font-size="11pt" style:text-underline-style="solid" style:text-underline-width="auto" style:text-underline-color="font-color" fo:font-weight="bold" style:font-size-asian="11pt" style:font-weight-asian="bold" style:font-name-complex="Tahoma" style:font-size-complex="11pt"/>
    </style:style>
    <style:style style:name="T6" style:family="text">
      <style:text-properties style:font-name="Tahoma" fo:font-size="11pt" fo:font-style="italic" style:font-size-asian="11pt" style:font-style-asian="italic" style:font-name-complex="Tahoma" style:font-size-complex="11pt" style:font-style-complex="italic"/>
    </style:style>
    <style:style style:name="T7" style:family="text">
      <style:text-properties style:font-name="Tahoma" style:font-name-complex="Tahoma"/>
    </style:style>
    <style:style style:name="T8" style:family="text">
      <style:text-properties style:font-name="Tahoma" fo:font-size="10.5pt" fo:font-weight="bold" style:font-size-asian="10.5pt" style:font-weight-asian="bold" style:font-name-complex="Tahoma" style:font-size-complex="10.5pt"/>
    </style:style>
    <style:style style:name="T9" style:family="text">
      <style:text-properties style:font-name="Tahoma" fo:font-size="10.5pt" fo:font-weight="bold" style:font-size-asian="10.5pt" style:font-weight-asian="bold" style:font-name-complex="Tahoma" style:font-size-complex="10.5pt" style:font-weight-complex="bold"/>
    </style:style>
    <style:style style:name="T10" style:family="text">
      <style:text-properties style:font-name="Tahoma" fo:font-size="10.5pt" style:font-size-asian="10.5pt" style:font-name-complex="Tahoma" style:font-size-complex="10.5pt"/>
    </style:style>
    <style:style style:name="T11" style:family="text">
      <style:text-properties style:font-name="Tahoma" fo:font-size="10.5pt" style:font-size-asian="10.5pt" style:font-name-complex="Tahoma" style:font-size-complex="10.5pt" style:font-weight-complex="bold"/>
    </style:style>
    <style:style style:name="T12" style:family="text">
      <style:text-properties style:font-name="Tahoma" fo:font-size="10.5pt" fo:font-weight="normal" style:font-size-asian="10.5pt" style:font-weight-asian="normal" style:font-name-complex="Tahoma" style:font-size-complex="10.5pt" style:font-weight-complex="normal"/>
    </style:style>
    <style:style style:name="T13" style:family="text">
      <style:text-properties style:font-name="Tahoma" fo:font-size="10.5pt" fo:language="en" fo:country="IE" fo:font-weight="normal" style:font-size-asian="10.5pt" style:font-weight-asian="normal" style:font-name-complex="Tahoma" style:font-size-complex="10.5pt" style:font-weight-complex="normal"/>
    </style:style>
    <style:style style:name="T14" style:family="text">
      <style:text-properties style:font-name="Tahoma" fo:font-size="10.5pt" fo:font-style="italic" style:font-size-asian="10.5pt" style:font-style-asian="italic" style:font-name-complex="Tahoma" style:font-size-complex="10.5pt" style:font-style-complex="italic"/>
    </style:style>
    <style:style style:name="T15" style:family="text">
      <style:text-properties style:font-name="Tahoma" fo:font-size="10.5pt" fo:language="el" fo:country="GR" style:font-size-asian="10.5pt" style:font-name-complex="Tahoma" style:font-size-complex="10.5pt"/>
    </style:style>
    <style:style style:name="T16" style:family="text">
      <style:text-properties style:font-name="Tahoma" fo:font-size="10.5pt" style:text-underline-style="solid" style:text-underline-width="auto" style:text-underline-color="font-color" fo:font-weight="bold" style:font-size-asian="10.5pt" style:font-weight-asian="bold" style:font-name-complex="Tahoma" style:font-size-complex="10.5pt"/>
    </style:style>
    <style:style style:name="T17" style:family="text">
      <style:text-properties style:font-name="Tahoma" fo:font-size="13pt" style:text-underline-style="solid" style:text-underline-width="auto" style:text-underline-color="font-color" fo:font-weight="bold" style:font-size-asian="13pt" style:font-weight-asian="bold" style:font-name-complex="Tahoma" style:font-size-complex="13pt"/>
    </style:style>
    <style:style style:name="T18" style:family="text">
      <style:text-properties fo:font-size="10.5pt" style:font-size-asian="10.5pt" style:font-size-complex="10.5pt"/>
    </style:style>
    <style:style style:name="T19" style:family="text">
      <style:text-properties style:use-window-font-color="true" loext:opacity="0%" style:font-name="Tahoma" fo:font-size="10.5pt" fo:language="en" fo:country="GB" fo:font-weight="bold" style:letter-kerning="true" style:font-name-asian="AR PL UKai CN" style:font-size-asian="10.5pt" style:language-asian="zh" style:country-asian="CN" style:font-weight-asian="bold" style:font-name-complex="Tahoma" style:font-size-complex="10.5pt" style:language-complex="hi" style:country-complex="IN" style:font-weight-complex="bold"/>
    </style:style>
    <style:style style:name="T20" style:family="text">
      <style:text-properties style:font-name="Tahoma1" fo:font-size="10.5pt" fo:font-weight="normal" style:font-size-asian="10.5pt" style:font-weight-asian="normal" style:font-name-complex="Tahoma1" style:font-size-complex="10.5pt" style:font-weight-complex="normal"/>
    </style:style>
  </office:automatic-styles>
  <office:body>
    <office:text text:use-soft-page-breaks="true">
      <office:forms form:automatic-focus="false" form:apply-design-mode="false"/>
      <text:tracked-changes>
        <text:changed-region xml:id="ct1838477393760" text:id="ct1838477393760">
          <text:format-change>
            <office:change-info>
              <dc:creator>Unknown Author</dc:creator>
              <dc:date>2020-09-04T10:47:00</dc:date>
            </office:change-info>
          </text:format-change>
        </text:changed-region>
        <text:changed-region xml:id="ct1838477394000" text:id="ct1838477394000">
          <text:format-change>
            <office:change-info>
              <dc:creator>Unknown Author</dc:creator>
              <dc:date>2020-09-04T10:47:00</dc:date>
            </office:change-info>
          </text:format-change>
        </text:changed-region>
        <text:changed-region xml:id="ct1838477399040" text:id="ct1838477399040">
          <text:deletion>
            <office:change-info>
              <dc:creator>Unknown Author</dc:creator>
              <dc:date>2020-09-03T23:37:00</dc:date>
            </office:change-info>
            <text:p text:style-name="P1"><text:span text:style-name="T4">Flat 36, Camden Court, Carrolls Quay, Cork City, Ireland</text:span></text:p>
          </text:deletion>
        </text:changed-region>
        <text:changed-region xml:id="ct1838477388960" text:id="ct1838477388960">
          <text:insertion>
            <office:change-info>
              <dc:creator>Unknown Author</dc:creator>
              <dc:date>2020-09-03T23:37:00</dc:date>
            </office:change-info>
          </text:insertion>
        </text:changed-region>
        <text:changed-region xml:id="ct1838477392800" text:id="ct1838477392800">
          <text:format-change>
            <office:change-info>
              <dc:creator>Unknown Author</dc:creator>
              <dc:date>2020-09-04T10:47:00</dc:date>
            </office:change-info>
          </text:format-change>
        </text:changed-region>
        <text:changed-region xml:id="ct1838477397360" text:id="ct1838477397360">
          <text:deletion>
            <office:change-info>
              <dc:creator>Unknown Author</dc:creator>
              <dc:date>2020-09-03T23:37:00</dc:date>
            </office:change-info>
            <text:p text:style-name="P1"><text:span text:style-name="T4">+353</text:span></text:p>
          </text:deletion>
        </text:changed-region>
        <text:changed-region xml:id="ct1838473384992" text:id="ct1838473384992">
          <text:deletion>
            <office:change-info>
              <dc:creator>Unknown Author</dc:creator>
              <dc:date>2020-09-03T23:37:00</dc:date>
            </office:change-info>
            <text:p text:style-name="P1"><text:span text:style-name="T4"><text:s/></text:span></text:p>
          </text:deletion>
          <text:insertion>
            <office:change-info office:chg-author="Stavros Vagionitis" office:chg-date-time="2015-05-11T23:36:00"/>
          </text:insertion>
        </text:changed-region>
        <text:changed-region xml:id="ct1838477397840" text:id="ct1838477397840">
          <text:deletion>
            <office:change-info>
              <dc:creator>Unknown Author</dc:creator>
              <dc:date>2020-09-03T23:37:00</dc:date>
            </office:change-info>
            <text:p text:style-name="P1"><text:span text:style-name="T4">(0)83</text:span></text:p>
          </text:deletion>
        </text:changed-region>
        <text:changed-region xml:id="ct1838473385232" text:id="ct1838473385232">
          <text:deletion>
            <office:change-info>
              <dc:creator>Unknown Author</dc:creator>
              <dc:date>2020-09-03T23:37:00</dc:date>
            </office:change-info>
            <text:p text:style-name="P1"><text:span text:style-name="T4"><text:s/></text:span></text:p>
          </text:deletion>
          <text:insertion>
            <office:change-info office:chg-author="Stavros Vagionitis" office:chg-date-time="2015-05-11T23:36:00"/>
          </text:insertion>
        </text:changed-region>
        <text:changed-region xml:id="ct1838477389440" text:id="ct1838477389440">
          <text:deletion>
            <office:change-info>
              <dc:creator>Unknown Author</dc:creator>
              <dc:date>2020-09-03T23:37:00</dc:date>
            </office:change-info>
            <text:p text:style-name="P1"><text:span text:style-name="T4">133</text:span></text:p>
          </text:deletion>
        </text:changed-region>
        <text:changed-region xml:id="ct1838473384752" text:id="ct1838473384752">
          <text:deletion>
            <office:change-info>
              <dc:creator>Unknown Author</dc:creator>
              <dc:date>2020-09-03T23:37:00</dc:date>
            </office:change-info>
            <text:p text:style-name="P1"><text:span text:style-name="T4"><text:s/></text:span></text:p>
          </text:deletion>
          <text:insertion>
            <office:change-info office:chg-author="Stavros Vagionitis" office:chg-date-time="2015-05-11T23:36:00"/>
          </text:insertion>
        </text:changed-region>
        <text:changed-region xml:id="ct1838477387520" text:id="ct1838477387520">
          <text:deletion>
            <office:change-info>
              <dc:creator>Unknown Author</dc:creator>
              <dc:date>2020-09-03T23:37:00</dc:date>
            </office:change-info>
            <text:p text:style-name="P1"><text:span text:style-name="T4">9031</text:span></text:p>
          </text:deletion>
        </text:changed-region>
        <text:changed-region xml:id="ct1838477401680" text:id="ct1838477401680">
          <text:insertion>
            <office:change-info>
              <dc:creator>Unknown Author</dc:creator>
              <dc:date>2020-09-03T23:37:00</dc:date>
            </office:change-info>
          </text:insertion>
        </text:changed-region>
        <text:changed-region xml:id="ct1838477392560" text:id="ct1838477392560">
          <text:format-change>
            <office:change-info>
              <dc:creator>Unknown Author</dc:creator>
              <dc:date>2020-09-04T10:47:00</dc:date>
            </office:change-info>
          </text:format-change>
        </text:changed-region>
        <text:changed-region xml:id="ct1838477389680" text:id="ct1838477389680">
          <text:format-change>
            <office:change-info>
              <dc:creator>Unknown Author</dc:creator>
              <dc:date>2020-09-04T10:42:00</dc:date>
            </office:change-info>
          </text:format-change>
        </text:changed-region>
        <text:changed-region xml:id="ct1838477398080" text:id="ct1838477398080">
          <text:format-change>
            <office:change-info>
              <dc:creator>Unknown Author</dc:creator>
              <dc:date>2020-09-04T10:41:00</dc:date>
            </office:change-info>
          </text:format-change>
        </text:changed-region>
        <text:changed-region xml:id="ct1838477395920" text:id="ct1838477395920">
          <text:insertion>
            <office:change-info>
              <dc:creator>Unknown Author</dc:creator>
              <dc:date>2020-09-04T11:04:00</dc:date>
            </office:change-info>
          </text:insertion>
        </text:changed-region>
        <text:changed-region xml:id="ct1838477387760" text:id="ct1838477387760">
          <text:format-change>
            <office:change-info>
              <dc:creator>Unknown Author</dc:creator>
              <dc:date>2020-09-04T10:41:00</dc:date>
            </office:change-info>
          </text:format-change>
        </text:changed-region>
        <text:changed-region xml:id="ct1838477400960" text:id="ct1838477400960">
          <text:format-change>
            <office:change-info>
              <dc:creator>Unknown Author</dc:creator>
              <dc:date>2020-09-04T10:41:00</dc:date>
            </office:change-info>
          </text:format-change>
        </text:changed-region>
        <text:changed-region xml:id="ct1838477389200" text:id="ct1838477389200">
          <text:insertion>
            <office:change-info>
              <dc:creator>Unknown Author</dc:creator>
              <dc:date>2020-09-04T10:00:00</dc:date>
            </office:change-info>
          </text:insertion>
        </text:changed-region>
        <text:changed-region xml:id="ct1838477396880" text:id="ct1838477396880">
          <text:insertion>
            <office:change-info>
              <dc:creator>Unknown Author</dc:creator>
              <dc:date>2020-09-04T10:02:00</dc:date>
            </office:change-info>
          </text:insertion>
        </text:changed-region>
        <text:changed-region xml:id="ct1838476955984" text:id="ct1838476955984">
          <text:deletion>
            <office:change-info>
              <dc:creator>Unknown Author</dc:creator>
              <dc:date>2020-09-03T23:03:00</dc:date>
            </office:change-info>
            <text:list xml:id="list2739559298" text:style-name="WW8Num6">
              <text:list-item>
                <text:p text:style-name="P18"><text:span text:style-name="T10"/></text:p>
              </text:list-item>
              <text:list-item>
                <text:p text:style-name="P18"><text:span text:style-name="T8">Databases</text:span><text:span text:style-name="T10">: MySQL, SQLite.</text:span></text:p>
              </text:list-item>
            </text:list>
          </text:deletion>
        </text:changed-region>
        <text:changed-region xml:id="ct1838477394240" text:id="ct1838477394240">
          <text:format-change>
            <office:change-info>
              <dc:creator>Unknown Author</dc:creator>
              <dc:date>2020-09-04T10:41:00</dc:date>
            </office:change-info>
          </text:format-change>
        </text:changed-region>
        <text:changed-region xml:id="ct1838476951664" text:id="ct1838476951664">
          <text:deletion>
            <office:change-info>
              <dc:creator>Unknown Author</dc:creator>
              <dc:date>2020-09-03T21:21:00</dc:date>
            </office:change-info>
            <text:p text:style-name="P17"><text:span text:style-name="T10">MS Window Family, Linux (RedHat/Ubuntu/SL), AIX, MacOSX</text:span></text:p>
          </text:deletion>
        </text:changed-region>
        <text:changed-region xml:id="ct1838476959584" text:id="ct1838476959584">
          <text:insertion>
            <office:change-info>
              <dc:creator>Unknown Author</dc:creator>
              <dc:date>2020-09-03T21:21:00</dc:date>
            </office:change-info>
          </text:insertion>
        </text:changed-region>
        <text:changed-region xml:id="ct1838477391600" text:id="ct1838477391600">
          <text:format-change>
            <office:change-info>
              <dc:creator>Unknown Author</dc:creator>
              <dc:date>2020-09-04T10:41:00</dc:date>
            </office:change-info>
          </text:format-change>
        </text:changed-region>
        <text:changed-region xml:id="ct1838476950944" text:id="ct1838476950944">
          <text:deletion>
            <office:change-info>
              <dc:creator>Unknown Author</dc:creator>
              <dc:date>2020-09-03T21:21:00</dc:date>
            </office:change-info>
            <text:p text:style-name="P17"><text:span text:style-name="T8">Scientific Software</text:span></text:p>
          </text:deletion>
        </text:changed-region>
        <text:changed-region xml:id="ct1838476959824" text:id="ct1838476959824">
          <text:insertion>
            <office:change-info>
              <dc:creator>Unknown Author</dc:creator>
              <dc:date>2020-09-03T21:21:00</dc:date>
            </office:change-info>
          </text:insertion>
        </text:changed-region>
        <text:changed-region xml:id="ct1838477392320" text:id="ct1838477392320">
          <text:format-change>
            <office:change-info>
              <dc:creator>Unknown Author</dc:creator>
              <dc:date>2020-09-04T10:41:00</dc:date>
            </office:change-info>
          </text:format-change>
        </text:changed-region>
        <text:changed-region xml:id="ct1838476957424" text:id="ct1838476957424">
          <text:deletion>
            <office:change-info>
              <dc:creator>Unknown Author</dc:creator>
              <dc:date>2020-09-03T21:22:00</dc:date>
            </office:change-info>
            <text:p text:style-name="P17"><text:span text:style-name="T10">Matlab</text:span></text:p>
          </text:deletion>
        </text:changed-region>
        <text:changed-region xml:id="ct1838476956464" text:id="ct1838476956464">
          <text:insertion>
            <office:change-info>
              <dc:creator>Unknown Author</dc:creator>
              <dc:date>2020-09-03T21:22:00</dc:date>
            </office:change-info>
          </text:insertion>
        </text:changed-region>
        <text:changed-region xml:id="ct1838477393040" text:id="ct1838477393040">
          <text:format-change>
            <office:change-info>
              <dc:creator>Unknown Author</dc:creator>
              <dc:date>2020-09-04T10:41:00</dc:date>
            </office:change-info>
          </text:format-change>
        </text:changed-region>
        <text:changed-region xml:id="ct1838477394480" text:id="ct1838477394480">
          <text:format-change>
            <office:change-info>
              <dc:creator>Unknown Author</dc:creator>
              <dc:date>2020-09-04T10:41:00</dc:date>
            </office:change-info>
          </text:format-change>
        </text:changed-region>
        <text:changed-region xml:id="ct1838476964144" text:id="ct1838476964144">
          <text:deletion>
            <office:change-info>
              <dc:creator>Unknown Author</dc:creator>
              <dc:date>2020-09-03T21:22:00</dc:date>
            </office:change-info>
            <text:p text:style-name="P17"><text:span text:style-name="T10">, Crucible</text:span></text:p>
          </text:deletion>
        </text:changed-region>
        <text:changed-region xml:id="ct1838477397600" text:id="ct1838477397600">
          <text:format-change>
            <office:change-info>
              <dc:creator>Unknown Author</dc:creator>
              <dc:date>2020-09-04T10:41:00</dc:date>
            </office:change-info>
          </text:format-change>
        </text:changed-region>
        <text:changed-region xml:id="ct1838477398800" text:id="ct1838477398800">
          <text:format-change>
            <office:change-info>
              <dc:creator>Unknown Author</dc:creator>
              <dc:date>2020-09-04T10:42:00</dc:date>
            </office:change-info>
          </text:format-change>
        </text:changed-region>
        <text:changed-region xml:id="ct1838473382352" text:id="ct1838473382352">
          <text:insertion>
            <office:change-info>
              <dc:creator>Unknown Author</dc:creator>
              <dc:date>2020-09-03T21:28:00</dc:date>
            </office:change-info>
          </text:insertion>
        </text:changed-region>
        <text:changed-region xml:id="ct1838473383312" text:id="ct1838473383312">
          <text:insertion>
            <office:change-info>
              <dc:creator>Unknown Author</dc:creator>
              <dc:date>2020-09-03T21:25:00</dc:date>
            </office:change-info>
          </text:insertion>
        </text:changed-region>
        <text:changed-region xml:id="ct1838473382592" text:id="ct1838473382592">
          <text:insertion>
            <office:change-info>
              <dc:creator>Unknown Author</dc:creator>
              <dc:date>2020-09-03T21:30:00</dc:date>
            </office:change-info>
          </text:insertion>
        </text:changed-region>
        <text:changed-region xml:id="ct1838473371792" text:id="ct1838473371792">
          <text:insertion>
            <office:change-info>
              <dc:creator>Unknown Author</dc:creator>
              <dc:date>2020-09-03T21:25:00</dc:date>
            </office:change-info>
          </text:insertion>
        </text:changed-region>
        <text:changed-region xml:id="ct1838473373232" text:id="ct1838473373232">
          <text:insertion>
            <office:change-info>
              <dc:creator>Unknown Author</dc:creator>
              <dc:date>2020-09-03T21:30:00</dc:date>
            </office:change-info>
          </text:insertion>
        </text:changed-region>
        <text:changed-region xml:id="ct1838473379232" text:id="ct1838473379232">
          <text:insertion>
            <office:change-info>
              <dc:creator>Unknown Author</dc:creator>
              <dc:date>2020-09-03T21:25:00</dc:date>
            </office:change-info>
          </text:insertion>
        </text:changed-region>
        <text:changed-region xml:id="ct1838473383792" text:id="ct1838473383792">
          <text:insertion>
            <office:change-info>
              <dc:creator>Unknown Author</dc:creator>
              <dc:date>2020-09-03T21:30:00</dc:date>
            </office:change-info>
          </text:insertion>
        </text:changed-region>
        <text:changed-region xml:id="ct1838476960304" text:id="ct1838476960304">
          <text:insertion>
            <office:change-info>
              <dc:creator>Unknown Author</dc:creator>
              <dc:date>2020-09-03T21:25:00</dc:date>
            </office:change-info>
          </text:insertion>
        </text:changed-region>
        <text:changed-region xml:id="ct1838477397120" text:id="ct1838477397120">
          <text:format-change>
            <office:change-info>
              <dc:creator>Unknown Author</dc:creator>
              <dc:date>2020-09-04T10:42:00</dc:date>
            </office:change-info>
          </text:format-change>
        </text:changed-region>
        <text:changed-region xml:id="ct1838476963424" text:id="ct1838476963424">
          <text:insertion>
            <office:change-info>
              <dc:creator>Unknown Author</dc:creator>
              <dc:date>2020-09-03T21:31:00</dc:date>
            </office:change-info>
          </text:insertion>
        </text:changed-region>
        <text:changed-region xml:id="ct1838476960544" text:id="ct1838476960544">
          <text:insertion>
            <office:change-info>
              <dc:creator>Unknown Author</dc:creator>
              <dc:date>2020-09-03T21:26:00</dc:date>
            </office:change-info>
          </text:insertion>
        </text:changed-region>
        <text:changed-region xml:id="ct1838476961024" text:id="ct1838476961024">
          <text:insertion>
            <office:change-info>
              <dc:creator>Unknown Author</dc:creator>
              <dc:date>2020-09-03T21:36:00</dc:date>
            </office:change-info>
          </text:insertion>
        </text:changed-region>
        <text:changed-region xml:id="ct1838476950464" text:id="ct1838476950464">
          <text:insertion>
            <office:change-info>
              <dc:creator>Unknown Author</dc:creator>
              <dc:date>2020-09-03T21:37:00</dc:date>
            </office:change-info>
          </text:insertion>
        </text:changed-region>
        <text:changed-region xml:id="ct1838473372032" text:id="ct1838473372032">
          <text:format-change>
            <office:change-info>
              <dc:creator>Unknown Author</dc:creator>
              <dc:date>2020-09-04T10:43:00</dc:date>
            </office:change-info>
          </text:format-change>
        </text:changed-region>
        <text:changed-region xml:id="ct1838473380912" text:id="ct1838473380912">
          <text:format-change>
            <office:change-info>
              <dc:creator>Unknown Author</dc:creator>
              <dc:date>2020-09-04T10:43:00</dc:date>
            </office:change-info>
          </text:format-change>
        </text:changed-region>
        <text:changed-region xml:id="ct1838473382112" text:id="ct1838473382112">
          <text:format-change>
            <office:change-info>
              <dc:creator>Unknown Author</dc:creator>
              <dc:date>2020-09-04T10:43:00</dc:date>
            </office:change-info>
          </text:format-change>
        </text:changed-region>
        <text:changed-region xml:id="ct1838473378992" text:id="ct1838473378992">
          <text:format-change>
            <office:change-info>
              <dc:creator>Unknown Author</dc:creator>
              <dc:date>2020-09-04T10:43:00</dc:date>
            </office:change-info>
          </text:format-change>
        </text:changed-region>
        <text:changed-region xml:id="ct1838473380672" text:id="ct1838473380672">
          <text:deletion>
            <office:change-info>
              <dc:creator>Unknown Author</dc:creator>
              <dc:date>2020-07-13T12:37:00</dc:date>
            </office:change-info>
            <text:p text:style-name="P39"><text:span text:style-name="T9">Present</text:span></text:p>
          </text:deletion>
        </text:changed-region>
        <text:changed-region xml:id="ct1838473378752" text:id="ct1838473378752">
          <text:insertion>
            <office:change-info>
              <dc:creator>Unknown Author</dc:creator>
              <dc:date>2020-07-13T12:37:00</dc:date>
            </office:change-info>
          </text:insertion>
        </text:changed-region>
        <text:changed-region xml:id="ct1838789009024" text:id="ct1838789009024">
          <text:insertion>
            <office:change-info>
              <dc:creator>Unknown Author</dc:creator>
              <dc:date>2020-10-02T10:24:20</dc:date>
            </office:change-info>
          </text:insertion>
        </text:changed-region>
        <text:changed-region xml:id="ct1838477388000" text:id="ct1838477388000">
          <text:format-change>
            <office:change-info>
              <dc:creator>Unknown Author</dc:creator>
              <dc:date>2020-09-04T10:43:00</dc:date>
            </office:change-info>
          </text:format-change>
        </text:changed-region>
        <text:changed-region xml:id="ct1838476963664" text:id="ct1838476963664">
          <text:deletion>
            <office:change-info>
              <dc:creator>Unknown Author</dc:creator>
              <dc:date>2020-09-03T22:05:00</dc:date>
            </office:change-info>
            <text:p text:style-name="P17"><text:span text:style-name="T10">Collaborating with the other Software team members to ensure architectural integrity and product quality.</text:span></text:p>
          </text:deletion>
        </text:changed-region>
        <text:changed-region xml:id="ct1838476958624" text:id="ct1838476958624">
          <text:insertion>
            <office:change-info>
              <dc:creator>Unknown Author</dc:creator>
              <dc:date>2020-09-03T22:05:00</dc:date>
            </office:change-info>
          </text:insertion>
        </text:changed-region>
        <text:changed-region xml:id="ct1838476961504" text:id="ct1838476961504">
          <text:insertion>
            <office:change-info>
              <dc:creator>Unknown Author</dc:creator>
              <dc:date>2020-09-03T22:18:00</dc:date>
            </office:change-info>
          </text:insertion>
        </text:changed-region>
        <text:changed-region xml:id="ct1838477394720" text:id="ct1838477394720">
          <text:format-change>
            <office:change-info>
              <dc:creator>Unknown Author</dc:creator>
              <dc:date>2020-09-04T10:43:00</dc:date>
            </office:change-info>
          </text:format-change>
        </text:changed-region>
        <text:changed-region xml:id="ct1838476962224" text:id="ct1838476962224">
          <text:deletion>
            <office:change-info>
              <dc:creator>Unknown Author</dc:creator>
              <dc:date>2020-09-03T22:06:00</dc:date>
            </office:change-info>
            <text:list xml:id="list2968732012" text:style-name="WW8Num7">
              <text:list-item>
                <text:p text:style-name="P19"><text:span text:style-name="T10">Cross-compilation, debugging and analysing C/C++ code for a Set-Top Box(STB) in MIPS architecture for Sigma Designs chipsets. Performance improvements in code base. Participating in peer code reviews. Repair defects found in developed modules.</text:span></text:p>
              </text:list-item>
            </text:list>
          </text:deletion>
        </text:changed-region>
        <text:changed-region xml:id="ct1838473384272" text:id="ct1838473384272">
          <text:deletion>
            <office:change-info>
              <dc:creator>Stavros Vagionitis</dc:creator>
              <dc:date>2015-05-11T20:26:00</dc:date>
            </office:change-info>
            <text:list xml:id="list103027465127937" text:continue-numbering="true" text:style-name="WW8Num7">
              <text:list-item>
                <text:p text:style-name="P19"><text:span text:style-name="T10"/></text:p>
              </text:list-item>
              <text:list-item>
                <text:p text:style-name="P12"/>
              </text:list-item>
              <text:list-item>
                <text:p text:style-name="P19"><text:span text:style-name="T10">Modifying, p</text:span></text:p>
              </text:list-item>
            </text:list>
          </text:deletion>
        </text:changed-region>
        <text:changed-region xml:id="ct1838473373952" text:id="ct1838473373952">
          <text:deletion>
            <office:change-info>
              <dc:creator>Unknown Author</dc:creator>
              <dc:date>2020-09-03T22:06:00</dc:date>
            </office:change-info>
            <text:p text:style-name="P17"><text:span text:style-name="T10">P</text:span></text:p>
          </text:deletion>
          <text:insertion>
            <office:change-info office:chg-author="Stavros Vagionitis" office:chg-date-time="2015-05-11T20:26:00"/>
          </text:insertion>
        </text:changed-region>
        <text:changed-region xml:id="ct1838476949744" text:id="ct1838476949744">
          <text:deletion>
            <office:change-info>
              <dc:creator>Unknown Author</dc:creator>
              <dc:date>2020-09-03T22:06:00</dc:date>
            </office:change-info>
            <text:p text:style-name="P17"><text:span text:style-name="T10">orting and maintaining the WebKit</text:span></text:p>
          </text:deletion>
        </text:changed-region>
        <text:changed-region xml:id="ct1838473374672" text:id="ct1838473374672">
          <text:deletion>
            <office:change-info>
              <dc:creator>Stavros Vagionitis</dc:creator>
              <dc:date>2015-05-11T20:26:00</dc:date>
            </office:change-info>
            <text:p text:style-name="P17"><text:span text:style-name="T10">/EFL</text:span></text:p>
          </text:deletion>
        </text:changed-region>
        <text:changed-region xml:id="ct1838476957664" text:id="ct1838476957664">
          <text:deletion>
            <office:change-info>
              <dc:creator>Unknown Author</dc:creator>
              <dc:date>2020-09-03T22:06:00</dc:date>
            </office:change-info>
            <text:p text:style-name="P17"><text:span text:style-name="T10"><text:s/>web browser engine to the embedded system.</text:span></text:p>
          </text:deletion>
        </text:changed-region>
        <text:changed-region xml:id="ct1838476951904" text:id="ct1838476951904">
          <text:insertion>
            <office:change-info>
              <dc:creator>Unknown Author</dc:creator>
              <dc:date>2020-09-03T22:06:00</dc:date>
            </office:change-info>
          </text:insertion>
        </text:changed-region>
        <text:changed-region xml:id="ct1838477400480" text:id="ct1838477400480">
          <text:format-change>
            <office:change-info>
              <dc:creator>Unknown Author</dc:creator>
              <dc:date>2020-09-04T10:43:00</dc:date>
            </office:change-info>
          </text:format-change>
        </text:changed-region>
        <text:changed-region xml:id="ct1838476949024" text:id="ct1838476949024">
          <text:deletion>
            <office:change-info>
              <dc:creator>Unknown Author</dc:creator>
              <dc:date>2020-09-03T22:06:00</dc:date>
            </office:change-info>
            <text:p text:style-name="P17"><text:span text:style-name="T10">M</text:span></text:p>
          </text:deletion>
        </text:changed-region>
        <text:changed-region xml:id="ct1838473373472" text:id="ct1838473373472">
          <text:deletion>
            <office:change-info>
              <dc:creator>Stavros Vagionitis</dc:creator>
              <dc:date>2015-05-11T20:25:00</dc:date>
            </office:change-info>
            <text:p text:style-name="P17"><text:span text:style-name="T10">odifying and m</text:span></text:p>
          </text:deletion>
        </text:changed-region>
        <text:changed-region xml:id="ct1838476956704" text:id="ct1838476956704">
          <text:deletion>
            <office:change-info>
              <dc:creator>Unknown Author</dc:creator>
              <dc:date>2020-09-03T22:06:00</dc:date>
            </office:change-info>
            <text:p text:style-name="P17"><text:span text:style-name="T10">aintaining Gstreamer multimedia framework</text:span></text:p>
          </text:deletion>
        </text:changed-region>
        <text:changed-region xml:id="ct1838473374192" text:id="ct1838473374192">
          <text:deletion>
            <office:change-info>
              <dc:creator>Stavros Vagionitis</dc:creator>
              <dc:date>2015-05-11T20:26:00</dc:date>
            </office:change-info>
            <text:p text:style-name="P17"><text:span text:style-name="T10">, primarily hlsdemux,</text:span></text:p>
          </text:deletion>
        </text:changed-region>
        <text:changed-region xml:id="ct1838476951184" text:id="ct1838476951184">
          <text:deletion>
            <office:change-info>
              <dc:creator>Unknown Author</dc:creator>
              <dc:date>2020-09-03T22:06:00</dc:date>
            </office:change-info>
            <text:p text:style-name="P17"><text:span text:style-name="T10"><text:s/>to embedded system.</text:span></text:p>
          </text:deletion>
        </text:changed-region>
        <text:changed-region xml:id="ct1838476960064" text:id="ct1838476960064">
          <text:insertion>
            <office:change-info>
              <dc:creator>Unknown Author</dc:creator>
              <dc:date>2020-09-03T22:06:00</dc:date>
            </office:change-info>
          </text:insertion>
        </text:changed-region>
        <text:changed-region xml:id="ct1838477387280" text:id="ct1838477387280">
          <text:format-change>
            <office:change-info>
              <dc:creator>Unknown Author</dc:creator>
              <dc:date>2020-09-04T10:43:00</dc:date>
            </office:change-info>
          </text:format-change>
        </text:changed-region>
        <text:changed-region xml:id="ct1838476958144" text:id="ct1838476958144">
          <text:deletion>
            <office:change-info>
              <dc:creator>Unknown Author</dc:creator>
              <dc:date>2020-09-03T22:07:00</dc:date>
            </office:change-info>
            <text:p text:style-name="P17"><text:span text:style-name="T10">Use Yocto Project to create custom Linux-based systems for the embedded products.</text:span></text:p>
          </text:deletion>
        </text:changed-region>
        <text:changed-region xml:id="ct1838476953344" text:id="ct1838476953344">
          <text:insertion>
            <office:change-info>
              <dc:creator>Unknown Author</dc:creator>
              <dc:date>2020-09-03T22:07:00</dc:date>
            </office:change-info>
          </text:insertion>
        </text:changed-region>
        <text:changed-region xml:id="ct1838789037824" text:id="ct1838789037824">
          <text:insertion>
            <office:change-info>
              <dc:creator>Unknown Author</dc:creator>
              <dc:date>2020-10-02T10:25:09</dc:date>
            </office:change-info>
          </text:insertion>
        </text:changed-region>
        <text:changed-region xml:id="ct1838473378512" text:id="ct1838473378512">
          <text:format-change>
            <office:change-info>
              <dc:creator>Unknown Author</dc:creator>
              <dc:date>2020-09-04T10:43:00</dc:date>
            </office:change-info>
          </text:format-change>
        </text:changed-region>
        <text:changed-region xml:id="ct1838473384032" text:id="ct1838473384032">
          <text:format-change>
            <office:change-info>
              <dc:creator>Unknown Author</dc:creator>
              <dc:date>2020-09-04T10:43:00</dc:date>
            </office:change-info>
          </text:format-change>
        </text:changed-region>
        <text:changed-region xml:id="ct1838473380432" text:id="ct1838473380432">
          <text:format-change>
            <office:change-info>
              <dc:creator>Unknown Author</dc:creator>
              <dc:date>2020-09-04T10:43:00</dc:date>
            </office:change-info>
          </text:format-change>
        </text:changed-region>
        <text:changed-region xml:id="ct1838473374912" text:id="ct1838473374912">
          <text:format-change>
            <office:change-info>
              <dc:creator>Unknown Author</dc:creator>
              <dc:date>2020-09-04T10:44:00</dc:date>
            </office:change-info>
          </text:format-change>
        </text:changed-region>
        <text:changed-region xml:id="ct1838789077424" text:id="ct1838789077424">
          <text:insertion>
            <office:change-info>
              <dc:creator>Unknown Author</dc:creator>
              <dc:date>2020-10-02T10:26:50</dc:date>
            </office:change-info>
          </text:insertion>
        </text:changed-region>
        <text:changed-region xml:id="ct1838476956944" text:id="ct1838476956944">
          <text:insertion>
            <office:change-info>
              <dc:creator>Unknown Author</dc:creator>
              <dc:date>2020-09-03T22:08:00</dc:date>
            </office:change-info>
          </text:insertion>
        </text:changed-region>
        <text:changed-region xml:id="ct1838477399520" text:id="ct1838477399520">
          <text:format-change>
            <office:change-info>
              <dc:creator>Unknown Author</dc:creator>
              <dc:date>2020-09-04T10:44:00</dc:date>
            </office:change-info>
          </text:format-change>
        </text:changed-region>
        <text:changed-region xml:id="ct1838476961984" text:id="ct1838476961984">
          <text:deletion>
            <office:change-info>
              <dc:creator>Unknown Author</dc:creator>
              <dc:date>2020-09-03T22:08:00</dc:date>
            </office:change-info>
            <text:p text:style-name="P17"><text:span text:style-name="T10">Member of a group of the project manager and ten software engineers.</text:span></text:p>
          </text:deletion>
        </text:changed-region>
        <text:changed-region xml:id="ct1838476962464" text:id="ct1838476962464">
          <text:insertion>
            <office:change-info>
              <dc:creator>Unknown Author</dc:creator>
              <dc:date>2020-09-03T22:08:00</dc:date>
            </office:change-info>
          </text:insertion>
        </text:changed-region>
        <text:changed-region xml:id="ct1838477390640" text:id="ct1838477390640">
          <text:format-change>
            <office:change-info>
              <dc:creator>Unknown Author</dc:creator>
              <dc:date>2020-09-04T10:44:00</dc:date>
            </office:change-info>
          </text:format-change>
        </text:changed-region>
        <text:changed-region xml:id="ct1838476957904" text:id="ct1838476957904">
          <text:deletion>
            <office:change-info>
              <dc:creator>Unknown Author</dc:creator>
              <dc:date>2020-09-03T22:09:00</dc:date>
            </office:change-info>
            <text:p text:style-name="P17"><text:span text:style-name="T10">Programmed, debugged, modified and maintained segments of large-scale software projects worldwide using AIX as an Operating System.</text:span></text:p>
          </text:deletion>
        </text:changed-region>
        <text:changed-region xml:id="ct1838476953584" text:id="ct1838476953584">
          <text:insertion>
            <office:change-info>
              <dc:creator>Unknown Author</dc:creator>
              <dc:date>2020-09-03T22:09:00</dc:date>
            </office:change-info>
          </text:insertion>
        </text:changed-region>
        <text:changed-region xml:id="ct1838476963904" text:id="ct1838476963904">
          <text:deletion>
            <office:change-info>
              <dc:creator>Unknown Author</dc:creator>
              <dc:date>2020-09-03T22:09:00</dc:date>
            </office:change-info>
            <text:list xml:id="list3480973167" text:style-name="WW8Num1">
              <text:list-item>
                <text:p text:style-name="P21"><text:span text:style-name="T10"/></text:p>
              </text:list-item>
              <text:list-item>
                <text:p text:style-name="P14">Used C as the main programming language to construct and update server side, performance critical, software for sports betting and lottery games.</text:p>
              </text:list-item>
            </text:list>
          </text:deletion>
        </text:changed-region>
        <text:changed-region xml:id="ct1838473375392" text:id="ct1838473375392">
          <text:format-change>
            <office:change-info>
              <dc:creator>Unknown Author</dc:creator>
              <dc:date>2020-09-04T10:44:00</dc:date>
            </office:change-info>
          </text:format-change>
        </text:changed-region>
        <text:changed-region xml:id="ct1838473379472" text:id="ct1838473379472">
          <text:format-change>
            <office:change-info>
              <dc:creator>Unknown Author</dc:creator>
              <dc:date>2020-09-04T10:44:00</dc:date>
            </office:change-info>
          </text:format-change>
        </text:changed-region>
        <text:changed-region xml:id="ct1838473373712" text:id="ct1838473373712">
          <text:format-change>
            <office:change-info>
              <dc:creator>Unknown Author</dc:creator>
              <dc:date>2020-09-04T10:44:00</dc:date>
            </office:change-info>
          </text:format-change>
        </text:changed-region>
        <text:changed-region xml:id="ct1838473378272" text:id="ct1838473378272">
          <text:format-change>
            <office:change-info>
              <dc:creator>Unknown Author</dc:creator>
              <dc:date>2020-09-04T10:44:00</dc:date>
            </office:change-info>
          </text:format-change>
        </text:changed-region>
        <text:changed-region xml:id="ct1838788977584" text:id="ct1838788977584">
          <text:insertion>
            <office:change-info>
              <dc:creator>Unknown Author</dc:creator>
              <dc:date>2020-10-02T10:16:47</dc:date>
            </office:change-info>
          </text:insertion>
        </text:changed-region>
        <text:changed-region xml:id="ct1838476951424" text:id="ct1838476951424">
          <text:insertion>
            <office:change-info>
              <dc:creator>Unknown Author</dc:creator>
              <dc:date>2020-09-03T22:10:00</dc:date>
            </office:change-info>
          </text:insertion>
        </text:changed-region>
        <text:changed-region xml:id="ct1838477393520" text:id="ct1838477393520">
          <text:format-change>
            <office:change-info>
              <dc:creator>Unknown Author</dc:creator>
              <dc:date>2020-09-04T10:44:00</dc:date>
            </office:change-info>
          </text:format-change>
        </text:changed-region>
        <text:changed-region xml:id="ct1838476961264" text:id="ct1838476961264">
          <text:deletion>
            <office:change-info>
              <dc:creator>Unknown Author</dc:creator>
              <dc:date>2020-09-03T22:10:00</dc:date>
            </office:change-info>
            <text:p text:style-name="Standard"><text:span text:style-name="T10">Member of a group of the technical supervisor and one more administrator.</text:span></text:p>
          </text:deletion>
        </text:changed-region>
        <text:changed-region xml:id="ct1838476962704" text:id="ct1838476962704">
          <text:insertion>
            <office:change-info>
              <dc:creator>Unknown Author</dc:creator>
              <dc:date>2020-09-03T22:10:00</dc:date>
            </office:change-info>
          </text:insertion>
        </text:changed-region>
        <text:changed-region xml:id="ct1838477399280" text:id="ct1838477399280">
          <text:format-change>
            <office:change-info>
              <dc:creator>Unknown Author</dc:creator>
              <dc:date>2020-09-04T10:44:00</dc:date>
            </office:change-info>
          </text:format-change>
        </text:changed-region>
        <text:changed-region xml:id="ct1838476952144" text:id="ct1838476952144">
          <text:deletion>
            <office:change-info>
              <dc:creator>Unknown Author</dc:creator>
              <dc:date>2020-09-03T22:10:00</dc:date>
            </office:change-info>
            <text:p text:style-name="P17"><text:span text:style-name="T10">Maintained the network infrastructure of the company such as switches and routers and diagnosed any problems with the behaviour of the networked-attached computers.</text:span></text:p>
          </text:deletion>
        </text:changed-region>
        <text:changed-region xml:id="ct1838476958384" text:id="ct1838476958384">
          <text:insertion>
            <office:change-info>
              <dc:creator>Unknown Author</dc:creator>
              <dc:date>2020-09-03T22:10:00</dc:date>
            </office:change-info>
          </text:insertion>
        </text:changed-region>
        <text:changed-region xml:id="ct1838477388480" text:id="ct1838477388480">
          <text:format-change>
            <office:change-info>
              <dc:creator>Unknown Author</dc:creator>
              <dc:date>2020-09-04T10:44:00</dc:date>
            </office:change-info>
          </text:format-change>
        </text:changed-region>
        <text:changed-region xml:id="ct1838476960784" text:id="ct1838476960784">
          <text:deletion>
            <office:change-info>
              <dc:creator>Unknown Author</dc:creator>
              <dc:date>2020-09-03T22:11:00</dc:date>
            </office:change-info>
            <text:p text:style-name="P17"><text:span text:style-name="T10">Involved in the procurement of new hardware, kept update the disk images for new computer installs, rolled out new software installs and made sure that licenses are paid for software that needed it.</text:span></text:p>
          </text:deletion>
        </text:changed-region>
        <text:changed-region xml:id="ct1838476954064" text:id="ct1838476954064">
          <text:insertion>
            <office:change-info>
              <dc:creator>Unknown Author</dc:creator>
              <dc:date>2020-09-03T22:11:00</dc:date>
            </office:change-info>
          </text:insertion>
        </text:changed-region>
        <text:changed-region xml:id="ct1838476949984" text:id="ct1838476949984">
          <text:deletion>
            <office:change-info>
              <dc:creator>Unknown Author</dc:creator>
              <dc:date>2020-09-03T22:11:00</dc:date>
            </office:change-info>
            <text:list xml:id="list1942130602" text:style-name="WW8Num5">
              <text:list-item>
                <text:p text:style-name="P22"><text:span text:style-name="T10"/></text:p>
              </text:list-item>
              <text:list-item>
                <text:p text:style-name="P13">Ensured for the integrity of the data, the efficiency and the performance for two Oracle databases the company had.</text:p>
              </text:list-item>
            </text:list>
          </text:deletion>
        </text:changed-region>
        <text:changed-region xml:id="ct1838476949264" text:id="ct1838476949264">
          <text:deletion>
            <office:change-info>
              <dc:creator>Unknown Author</dc:creator>
              <dc:date>2020-09-03T21:38:00</dc:date>
            </office:change-info>
            <text:list xml:id="list103026216180115" text:continue-numbering="true" text:style-name="WW8Num5">
              <text:list-item>
                <text:p text:style-name="P13"><text:span text:style-name="T10"/></text:p>
              </text:list-item>
              <text:list-item>
                <text:p text:style-name="P47"/>
              </text:list-item>
              <text:list-item>
                <text:p text:style-name="P13"><text:span text:style-name="T10"/></text:p>
              </text:list-item>
            </text:list>
          </text:deletion>
        </text:changed-region>
        <text:changed-region xml:id="ct1838476955024" text:id="ct1838476955024">
          <text:deletion>
            <office:change-info>
              <dc:creator>stavros </dc:creator>
              <dc:date>2015-05-13T18:43:00</dc:date>
            </office:change-info>
            <text:p text:style-name="P42"/>
            <text:p text:style-name="P42"/>
            <text:p text:style-name="P42"/>
          </text:deletion>
        </text:changed-region>
        <text:changed-region xml:id="ct1838473371072" text:id="ct1838473371072">
          <text:insertion>
            <office:change-info>
              <dc:creator>Unknown Author</dc:creator>
              <dc:date>2020-09-03T22:46:00</dc:date>
            </office:change-info>
          </text:insertion>
        </text:changed-region>
        <text:changed-region xml:id="ct1838473375152" text:id="ct1838473375152">
          <text:insertion>
            <office:change-info>
              <dc:creator>Unknown Author</dc:creator>
              <dc:date>2020-09-03T22:46:00</dc:date>
            </office:change-info>
          </text:insertion>
        </text:changed-region>
        <text:changed-region xml:id="ct1838473371312" text:id="ct1838473371312">
          <text:insertion>
            <office:change-info>
              <dc:creator>Unknown Author</dc:creator>
              <dc:date>2020-09-03T22:46:00</dc:date>
            </office:change-info>
          </text:insertion>
        </text:changed-region>
        <text:changed-region xml:id="ct1838477392080" text:id="ct1838477392080">
          <text:format-change>
            <office:change-info>
              <dc:creator>Unknown Author</dc:creator>
              <dc:date>2020-09-04T10:45:00</dc:date>
            </office:change-info>
          </text:format-change>
        </text:changed-region>
        <text:changed-region xml:id="ct1838476962944" text:id="ct1838476962944">
          <text:insertion>
            <office:change-info>
              <dc:creator>Unknown Author</dc:creator>
              <dc:date>2020-09-03T22:44:00</dc:date>
            </office:change-info>
          </text:insertion>
        </text:changed-region>
        <text:changed-region xml:id="ct1838476952384" text:id="ct1838476952384">
          <text:insertion>
            <office:change-info>
              <dc:creator>Unknown Author</dc:creator>
              <dc:date>2020-09-03T22:44:00</dc:date>
            </office:change-info>
          </text:insertion>
        </text:changed-region>
        <text:changed-region xml:id="ct1838477390880" text:id="ct1838477390880">
          <text:format-change>
            <office:change-info>
              <dc:creator>Unknown Author</dc:creator>
              <dc:date>2020-09-04T10:45:00</dc:date>
            </office:change-info>
          </text:format-change>
        </text:changed-region>
        <text:changed-region xml:id="ct1838473383552" text:id="ct1838473383552">
          <text:format-change>
            <office:change-info>
              <dc:creator>Unknown Author</dc:creator>
              <dc:date>2020-09-04T10:45:00</dc:date>
            </office:change-info>
          </text:format-change>
        </text:changed-region>
        <text:changed-region xml:id="ct1838473381872" text:id="ct1838473381872">
          <text:format-change>
            <office:change-info>
              <dc:creator>Unknown Author</dc:creator>
              <dc:date>2020-09-04T10:45:00</dc:date>
            </office:change-info>
          </text:format-change>
        </text:changed-region>
        <text:changed-region xml:id="ct1838473378032" text:id="ct1838473378032">
          <text:format-change>
            <office:change-info>
              <dc:creator>Unknown Author</dc:creator>
              <dc:date>2020-09-04T10:45:00</dc:date>
            </office:change-info>
          </text:format-change>
        </text:changed-region>
        <text:changed-region xml:id="ct1838473382832" text:id="ct1838473382832">
          <text:format-change>
            <office:change-info>
              <dc:creator>Unknown Author</dc:creator>
              <dc:date>2020-09-04T10:45:00</dc:date>
            </office:change-info>
          </text:format-change>
        </text:changed-region>
        <text:changed-region xml:id="ct1838477388240" text:id="ct1838477388240">
          <text:format-change>
            <office:change-info>
              <dc:creator>Unknown Author</dc:creator>
              <dc:date>2020-09-04T10:45:00</dc:date>
            </office:change-info>
          </text:format-change>
        </text:changed-region>
        <text:changed-region xml:id="ct1838476953824" text:id="ct1838476953824">
          <text:insertion>
            <office:change-info>
              <dc:creator>Unknown Author</dc:creator>
              <dc:date>2020-09-03T22:48:00</dc:date>
            </office:change-info>
          </text:insertion>
        </text:changed-region>
        <text:changed-region xml:id="ct1838473381632" text:id="ct1838473381632">
          <text:format-change>
            <office:change-info>
              <dc:creator>Unknown Author</dc:creator>
              <dc:date>2020-09-04T10:46:00</dc:date>
            </office:change-info>
          </text:format-change>
        </text:changed-region>
        <text:changed-region xml:id="ct1838473369632" text:id="ct1838473369632">
          <text:format-change>
            <office:change-info>
              <dc:creator>Unknown Author</dc:creator>
              <dc:date>2020-09-04T10:46:00</dc:date>
            </office:change-info>
          </text:format-change>
        </text:changed-region>
        <text:changed-region xml:id="ct1838473370112" text:id="ct1838473370112">
          <text:format-change>
            <office:change-info>
              <dc:creator>Unknown Author</dc:creator>
              <dc:date>2020-09-04T10:46:00</dc:date>
            </office:change-info>
          </text:format-change>
        </text:changed-region>
        <text:changed-region xml:id="ct1838473377072" text:id="ct1838473377072">
          <text:format-change>
            <office:change-info>
              <dc:creator>Unknown Author</dc:creator>
              <dc:date>2020-09-04T10:46:00</dc:date>
            </office:change-info>
          </text:format-change>
        </text:changed-region>
        <text:changed-region xml:id="ct1838477400000" text:id="ct1838477400000">
          <text:format-change>
            <office:change-info>
              <dc:creator>Unknown Author</dc:creator>
              <dc:date>2020-09-04T10:46:00</dc:date>
            </office:change-info>
          </text:format-change>
        </text:changed-region>
        <text:changed-region xml:id="ct1838477395200" text:id="ct1838477395200">
          <text:format-change>
            <office:change-info>
              <dc:creator>Unknown Author</dc:creator>
              <dc:date>2020-09-04T10:46:00</dc:date>
            </office:change-info>
          </text:format-change>
        </text:changed-region>
        <text:changed-region xml:id="ct1838476954304" text:id="ct1838476954304">
          <text:insertion>
            <office:change-info>
              <dc:creator>Unknown Author</dc:creator>
              <dc:date>2020-09-03T22:48:00</dc:date>
            </office:change-info>
          </text:insertion>
        </text:changed-region>
        <text:changed-region xml:id="ct1838476955504" text:id="ct1838476955504">
          <text:deletion>
            <office:change-info>
              <dc:creator>Unknown Author</dc:creator>
              <dc:date>2020-09-03T22:49:00</dc:date>
            </office:change-info>
            <text:list xml:id="list103028007177826" text:continue-numbering="true" text:style-name="WW8Num5">
              <text:list-item>
                <text:p text:style-name="P22"><text:span text:style-name="T5"/></text:p>
              </text:list-item>
              <text:list-item>
                <text:p text:style-name="P31"/>
              </text:list-item>
              <text:list-item text:style-override="WW8Num3">
                <text:p text:style-name="P16">Publications</text:p>
              </text:list-item>
            </text:list>
          </text:deletion>
        </text:changed-region>
        <text:changed-region xml:id="ct1838476954544" text:id="ct1838476954544">
          <text:deletion>
            <office:change-info>
              <dc:creator>Unknown Author</dc:creator>
              <dc:date>2020-09-03T22:48:00</dc:date>
            </office:change-info>
            <text:list xml:id="list103026245513643" text:continue-list="list103028007177826" text:style-name="WW8Num3">
              <text:list-item>
                <text:p text:style-name="P16"><text:span text:style-name="T5"/></text:p>
              </text:list-item>
              <text:list-item>
                <text:p text:style-name="P16"><text:span text:style-name="T2">MSc Thesis: </text:span><text:span text:style-name="T1">“Finding Clones”, School of Informatics, University of Edinburgh, 2010.</text:span></text:p>
              </text:list-item>
            </text:list>
          </text:deletion>
        </text:changed-region>
        <text:changed-region xml:id="ct1838476955264" text:id="ct1838476955264">
          <text:deletion>
            <office:change-info>
              <dc:creator>Unknown Author</dc:creator>
              <dc:date>2020-09-03T22:49:00</dc:date>
            </office:change-info>
            <text:list xml:id="list103026909123940" text:continue-numbering="true" text:style-name="WW8Num3">
              <text:list-item>
                <text:p text:style-name="P16"><text:span text:style-name="T5"/></text:p>
              </text:list-item>
              <text:list-item>
                <text:p text:style-name="P16"><text:span text:style-name="T2">Papers:</text:span><text:span text:style-name="T1"> “Adaptive Methods for Motion Characterization and Segmentation of MPEG Compressed Frame Sequence”, C. Doulaverakis, S. Vagionitis, M. Zervakis and E. Petrakis, Intern. Conference on Image Analysis and Recognition (ICIAR'2004), Porto, Portugal, Sept./Oct. 2004, Proc. Part I, Springer Verlag (LNCS 3211), pp. 310-317.</text:span></text:p>
              </text:list-item>
            </text:list>
          </text:deletion>
        </text:changed-region>
        <text:changed-region xml:id="ct1838477401200" text:id="ct1838477401200">
          <text:deletion>
            <office:change-info>
              <dc:creator>Unknown Author</dc:creator>
              <dc:date>2020-09-03T23:14:00</dc:date>
            </office:change-info>
            <text:list xml:id="list103027059126728" text:continue-numbering="true" text:style-name="WW8Num3">
              <text:list-item>
                <text:p text:style-name="P16"><text:span text:style-name="T5"/></text:p>
              </text:list-item>
              <text:list-item>
                <text:p text:style-name="P34"><text:span text:style-name="T2"/></text:p>
              </text:list-item>
            </text:list>
          </text:deletion>
        </text:changed-region>
        <text:changed-region xml:id="ct1838476955744" text:id="ct1838476955744">
          <text:deletion>
            <office:change-info>
              <dc:creator>Unknown Author</dc:creator>
              <dc:date>2020-09-03T22:49:00</dc:date>
            </office:change-info>
            <text:p text:style-name="P33"><text:span text:style-name="T2">Diploma Thesis:</text:span><text:span text:style-name="T1"> “Methods for S</text:span></text:p>
          </text:deletion>
        </text:changed-region>
        <text:changed-region xml:id="ct1838476954784" text:id="ct1838476954784">
          <text:deletion>
            <office:change-info>
              <dc:creator>Unknown Author</dc:creator>
              <dc:date>2020-09-03T22:48:00</dc:date>
            </office:change-info>
            <text:p text:style-name="P33"><text:span text:style-name="T1">egmentation of Uncompressed Video Using Intensity and Motion Histograms”, Electronic and Computer Engineering Department, Technical University of Crete, 2003.</text:span></text:p>
          </text:deletion>
        </text:changed-region>
        <text:changed-region xml:id="ct1838477394960" text:id="ct1838477394960">
          <text:insertion>
            <office:change-info>
              <dc:creator>Unknown Author</dc:creator>
              <dc:date>2020-09-04T11:05:00</dc:date>
            </office:change-info>
          </text:insertion>
        </text:changed-region>
        <text:changed-region xml:id="ct1838789024144" text:id="ct1838789024144">
          <text:insertion>
            <office:change-info>
              <dc:creator>Unknown Author</dc:creator>
              <dc:date>2020-10-02T10:30:24</dc:date>
            </office:change-info>
          </text:insertion>
        </text:changed-region>
        <text:changed-region xml:id="ct1838477390160" text:id="ct1838477390160">
          <text:format-change>
            <office:change-info>
              <dc:creator>Unknown Author</dc:creator>
              <dc:date>2020-09-04T10:46:00</dc:date>
            </office:change-info>
          </text:format-change>
        </text:changed-region>
        <text:changed-region xml:id="ct1838477402160" text:id="ct1838477402160">
          <text:format-change>
            <office:change-info>
              <dc:creator>Unknown Author</dc:creator>
              <dc:date>2020-09-04T10:46:00</dc:date>
            </office:change-info>
          </text:format-change>
        </text:changed-region>
        <text:changed-region xml:id="ct1838477399760" text:id="ct1838477399760">
          <text:format-change>
            <office:change-info>
              <dc:creator>Unknown Author</dc:creator>
              <dc:date>2020-09-04T10:46:00</dc:date>
            </office:change-info>
          </text:format-change>
        </text:changed-region>
        <text:changed-region xml:id="ct1838476950704" text:id="ct1838476950704">
          <text:deletion>
            <office:change-info>
              <dc:creator>Unknown Author</dc:creator>
              <dc:date>2020-09-03T22:33:00</dc:date>
            </office:change-info>
            <text:p text:style-name="P29"><text:span text:style-name="T5"/></text:p>
            <text:p text:style-name="P29"><text:span text:style-name="T3">Music</text:span><text:span text:style-name="T4">: </text:span><text:span text:style-name="T6">Mandolin, Piano</text:span><text:span text:style-name="T4">: Playing mandolin and piano for mandolinata “Fraternity of Cephalonia and Ithaca of Piraeus”.</text:span></text:p>
          </text:deletion>
        </text:changed-region>
        <text:changed-region xml:id="ct1838477390400" text:id="ct1838477390400">
          <text:format-change>
            <office:change-info>
              <dc:creator>Unknown Author</dc:creator>
              <dc:date>2020-09-04T10:46:00</dc:date>
            </office:change-info>
          </text:format-change>
        </text:changed-region>
        <text:changed-region xml:id="ct1838476961744" text:id="ct1838476961744">
          <text:deletion>
            <office:change-info>
              <dc:creator>Unknown Author</dc:creator>
              <dc:date>2020-09-03T22:40:00</dc:date>
            </office:change-info>
            <text:p text:style-name="P17"><text:span text:style-name="T10">;</text:span><text:span text:style-name="T9"> </text:span><text:span text:style-name="T10">Member of the Cork Camera Group.</text:span></text:p>
          </text:deletion>
        </text:changed-region>
        <text:changed-region xml:id="ct1838477391120" text:id="ct1838477391120">
          <text:format-change>
            <office:change-info>
              <dc:creator>Unknown Author</dc:creator>
              <dc:date>2020-09-04T10:46:00</dc:date>
            </office:change-info>
          </text:format-change>
        </text:changed-region>
        <text:changed-region xml:id="ct1838476959104" text:id="ct1838476959104">
          <text:deletion>
            <office:change-info>
              <dc:creator>Unknown Author</dc:creator>
              <dc:date>2020-09-03T22:32:00</dc:date>
            </office:change-info>
            <text:p text:style-name="P17"><text:span text:style-name="T14">Football, basketball</text:span><text:span text:style-name="T10">: Playing basketball to A.C. Peiraikos. Now I usually play both basketball and football with some friends; </text:span></text:p>
          </text:deletion>
        </text:changed-region>
        <text:changed-region xml:id="ct1838477389920" text:id="ct1838477389920">
          <text:format-change>
            <office:change-info>
              <dc:creator>Unknown Author</dc:creator>
              <dc:date>2020-09-04T10:46:00</dc:date>
            </office:change-info>
          </text:format-change>
        </text:changed-region>
        <text:changed-region xml:id="ct1838476959344" text:id="ct1838476959344">
          <text:deletion>
            <office:change-info>
              <dc:creator>Unknown Author</dc:creator>
              <dc:date>2020-09-03T22:32:00</dc:date>
            </office:change-info>
            <text:list xml:id="list2958892068" text:style-name="WW8Num4">
              <text:list-item>
                <text:p text:style-name="P25"><text:span text:style-name="T10"/></text:p>
              </text:list-item>
              <text:list-item>
                <text:p text:style-name="P25"><text:span text:style-name="T9">Organizations</text:span><text:span text:style-name="T10">: Member of Technical Chamber of Greece (</text:span><text:span text:style-name="T15">TEE-TCG</text:span><text:span text:style-name="T10">)</text:span><text:span text:style-name="T18">: </text:span><text:span text:style-name="T10">Participated in some of its meetings regarding the digital governance in Greece.</text:span></text:p>
              </text:list-item>
            </text:list>
          </text:deletion>
        </text:changed-region>
        <text:changed-region xml:id="ct1838477402400" text:id="ct1838477402400">
          <text:format-change>
            <office:change-info>
              <dc:creator>Unknown Author</dc:creator>
              <dc:date>2020-09-04T10:46:00</dc:date>
            </office:change-info>
          </text:format-change>
        </text:changed-region>
        <text:changed-region xml:id="ct1838476950224" text:id="ct1838476950224">
          <text:deletion>
            <office:change-info>
              <dc:creator>Unknown Author</dc:creator>
              <dc:date>2020-09-03T22:46:00</dc:date>
            </office:change-info>
            <text:list xml:id="list103026382375534" text:continue-numbering="true" text:style-name="WW8Num4">
              <text:list-item>
                <text:p text:style-name="P25"><text:span text:style-name="T16"/></text:p>
              </text:list-item>
              <text:list-item>
                <text:p text:style-name="P45"/>
              </text:list-item>
              <text:list-item>
                <text:p text:style-name="P15">Military Service</text:p>
              </text:list-item>
            </text:list>
          </text:deletion>
        </text:changed-region>
        <text:changed-region xml:id="ct1838477398320" text:id="ct1838477398320">
          <text:deletion>
            <office:change-info>
              <dc:creator>Unknown Author</dc:creator>
              <dc:date>2020-09-03T23:16:00</dc:date>
            </office:change-info>
            <text:list xml:id="list103027660612557" text:continue-numbering="true" text:style-name="WW8Num4">
              <text:list-item>
                <text:p text:style-name="P15"><text:span text:style-name="T16"/></text:p>
              </text:list-item>
              <text:list-item>
                <text:p text:style-name="P32"/>
              </text:list-item>
            </text:list>
          </text:deletion>
        </text:changed-region>
        <text:changed-region xml:id="ct1838477395440" text:id="ct1838477395440">
          <text:deletion>
            <office:change-info>
              <dc:creator>Unknown Author</dc:creator>
              <dc:date>2020-09-03T23:14:00</dc:date>
            </office:change-info>
            <text:list xml:id="list103027716564723" text:continue-numbering="true" text:style-name="WW8Num4">
              <text:list-item>
                <text:p text:style-name="P32">Served as Reserve Officer on Probation in Hellenic Army. In July 2005 promoted to the rank of Reserve Second Lieutenant. In August 2013 promoted to the rank of Reserve Lieutenant.</text:p>
              </text:list-item>
              <text:list-item>
                <text:p text:style-name="P32"/>
              </text:list-item>
            </text:list>
          </text:deletion>
        </text:changed-region>
        <text:changed-region xml:id="ct1838476953104" text:id="ct1838476953104">
          <text:deletion>
            <office:change-info>
              <dc:creator>Unknown Author</dc:creator>
              <dc:date>2020-09-03T22:46:00</dc:date>
            </office:change-info>
            <text:list xml:id="list103027949102877" text:continue-numbering="true" text:style-name="WW8Num4">
              <text:list-item>
                <text:p text:style-name="P32">Monitored, as System Administrator, the network infrastructure of the entire camp and diagnosed problems with the behaviour of networked-attached computers.</text:p>
              </text:list-item>
            </text:list>
          </text:deletion>
        </text:changed-region>
        <text:changed-region xml:id="ct1838476964624" text:id="ct1838476964624">
          <text:deletion>
            <office:change-info>
              <dc:creator>Unknown Author</dc:creator>
              <dc:date>2020-09-03T23:14:00</dc:date>
            </office:change-info>
            <text:list xml:id="list103026801330122" text:continue-numbering="true" text:style-name="WW8Num4">
              <text:list-item>
                <text:p text:style-name="P32"><text:span text:style-name="T16"/></text:p>
              </text:list-item>
              <text:list-item>
                <text:p text:style-name="P32"/>
              </text:list-item>
            </text:list>
          </text:deletion>
        </text:changed-region>
        <text:changed-region xml:id="ct1838476952864" text:id="ct1838476952864">
          <text:deletion>
            <office:change-info>
              <dc:creator>Unknown Author</dc:creator>
              <dc:date>2020-09-03T22:46:00</dc:date>
            </office:change-info>
            <text:list xml:id="list103027427596399" text:continue-numbering="true" text:style-name="WW8Num4">
              <text:list-item>
                <text:p text:style-name="P32">Responded to individual military users' difficulties with computer systems, provide instructions, diagnose and solve common problems. I was given the opportunity to train higher-ranked officers on software applications such as Microsoft Office.</text:p>
              </text:list-item>
            </text:list>
          </text:deletion>
        </text:changed-region>
        <text:changed-region xml:id="ct1838476964384" text:id="ct1838476964384">
          <text:deletion>
            <office:change-info>
              <dc:creator>Unknown Author</dc:creator>
              <dc:date>2020-09-03T23:14:00</dc:date>
            </office:change-info>
            <text:list xml:id="list103026391226116" text:continue-numbering="true" text:style-name="WW8Num4">
              <text:list-item>
                <text:p text:style-name="P32"><text:span text:style-name="T16"/></text:p>
              </text:list-item>
              <text:list-item>
                <text:p text:style-name="P32"/>
              </text:list-item>
            </text:list>
          </text:deletion>
        </text:changed-region>
        <text:changed-region xml:id="ct1838476963184" text:id="ct1838476963184">
          <text:deletion>
            <office:change-info>
              <dc:creator>Unknown Author</dc:creator>
              <dc:date>2020-09-03T22:46:00</dc:date>
            </office:change-info>
            <text:list xml:id="list103027918431452" text:continue-numbering="true" text:style-name="WW8Num4">
              <text:list-item>
                <text:p text:style-name="P32">Trained, as Programmer, to ensure that military software applications were operating correctly and fix any program errors that might occur.</text:p>
              </text:list-item>
            </text:list>
          </text:deletion>
        </text:changed-region>
        <text:changed-region xml:id="ct1838476964864" text:id="ct1838476964864">
          <text:deletion>
            <office:change-info>
              <dc:creator>Unknown Author</dc:creator>
              <dc:date>2020-09-03T23:14:00</dc:date>
            </office:change-info>
            <text:list xml:id="list103027227411567" text:continue-numbering="true" text:style-name="WW8Num4">
              <text:list-item>
                <text:p text:style-name="P32"><text:span text:style-name="T16"/></text:p>
              </text:list-item>
              <text:list-item>
                <text:p text:style-name="P32"/>
              </text:list-item>
            </text:list>
          </text:deletion>
        </text:changed-region>
        <text:changed-region xml:id="ct1838476952624" text:id="ct1838476952624">
          <text:deletion>
            <office:change-info>
              <dc:creator>Unknown Author</dc:creator>
              <dc:date>2020-09-03T22:46:00</dc:date>
            </office:change-info>
            <text:list xml:id="list103028084825172" text:continue-numbering="true" text:style-name="WW8Num4">
              <text:list-item>
                <text:p text:style-name="P32">Supervised staff of four soldiers. We worked as a team to meet the deadlines.</text:p>
              </text:list-item>
            </text:list>
          </text:deletion>
        </text:changed-region>
        <text:changed-region xml:id="ct1838476957184" text:id="ct1838476957184">
          <text:deletion>
            <office:change-info>
              <dc:creator>stavros </dc:creator>
              <dc:date>2015-05-13T18:43:00</dc:date>
            </office:change-info>
            <text:list xml:id="list103027807390152" text:continue-numbering="true" text:style-name="WW8Num4">
              <text:list-item>
                <text:p text:style-name="P32"><text:span text:style-name="T16"/></text:p>
              </text:list-item>
              <text:list-item>
                <text:p text:style-name="P46"/>
              </text:list-item>
              <text:list-item>
                <text:p text:style-name="P32"><text:span text:style-name="T16"/></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change-start text:change-id="ct1838477393760"/>Stavros Vagionitis<text:change-end text:change-id="ct1838477393760"/></text:p>
      <text:p text:style-name="P1"/>
      <text:p text:style-name="P1"><text:change-start text:change-id="ct1838477394000"/><text:span text:style-name="T3">Address</text:span><text:span text:style-name="T4">: </text:span><text:change-end text:change-id="ct1838477394000"/><text:change text:change-id="ct1838477399040"/><text:change-start text:change-id="ct1838477388960"/><text:span text:style-name="T4">Argyrokastrou 54, 71307, Heraklion, Crete, Greece</text:span><text:change-end text:change-id="ct1838477388960"/><text:change-start text:change-id="ct1838477392800"/><text:span text:style-name="T4"> </text:span><text:span text:style-name="T3">Mobile</text:span><text:span text:style-name="T4">: </text:span><text:change-end text:change-id="ct1838477392800"/><text:change text:change-id="ct1838477397360"/><text:change text:change-id="ct1838473384992"/><text:change text:change-id="ct1838477397840"/><text:change text:change-id="ct1838473385232"/><text:change text:change-id="ct1838477389440"/><text:change text:change-id="ct1838473384752"/><text:change text:change-id="ct1838477387520"/><text:change-start text:change-id="ct1838477401680"/><text:span text:style-name="T4">+30 6945 310 437</text:span><text:change-end text:change-id="ct1838477401680"/><text:change-start text:change-id="ct1838477392560"/></text:p>
      <text:p text:style-name="P48"><text:span text:style-name="T3">E-mail</text:span><text:span text:style-name="T4">: </text:span><text:a xlink:type="simple" xlink:href="mailto:stavros.vagionitis@gmail.com" text:style-name="Internet_20_link" text:visited-style-name="Visited_20_Internet_20_Link"><text:span text:style-name="Internet_20_link"><text:span text:style-name="T4">stavros.vagionitis@gmail.com</text:span></text:span></text:a><text:bookmark text:name="webProfileURL"/><text:change-end text:change-id="ct1838477392560"/></text:p>
      <text:p text:style-name="P2"/>
      <text:p text:style-name="P30"><text:change-start text:change-id="ct1838477389680"/>Technical Skills<text:change-end text:change-id="ct1838477389680"/></text:p>
      <text:list xml:id="list103028314794567" text:continue-list="list2739559298" text:style-name="WW8Num6">
        <text:list-item>
          <text:p text:style-name="P18"><text:change-start text:change-id="ct1838477398080"/><text:span text:style-name="T8">Programming Skills</text:span><text:span text:style-name="T10">: C/C++, Java, SQL, Shell Scripting, Python</text:span><text:change-end text:change-id="ct1838477398080"/><text:change-start text:change-id="ct1838477395920"/><text:span text:style-name="T10">, AngularJS</text:span><text:change-end text:change-id="ct1838477395920"/><text:change-start text:change-id="ct1838477387760"/><text:span text:style-name="T10">.</text:span><text:change-end text:change-id="ct1838477387760"/></text:p>
        </text:list-item>
        <text:list-item>
          <text:p text:style-name="P18"><text:change-start text:change-id="ct1838477400960"/><text:span text:style-name="T9">Source Control</text:span><text:span text:style-name="T10">: Subversion, Git.</text:span><text:change-end text:change-id="ct1838477400960"/><text:change-start text:change-id="ct1838477389200"/></text:p>
        </text:list-item>
        <text:list-item>
          <text:p text:style-name="P18"><text:span text:style-name="T9">Databases</text:span><text:span text:style-name="T10">: SQLite, </text:span><text:change-end text:change-id="ct1838477389200"/><text:change-start text:change-id="ct1838477396880"/><text:span text:style-name="T10">InfluxDB.</text:span><text:change-end text:change-id="ct1838477396880"/><text:change text:change-id="ct1838476955984"/><text:change-start text:change-id="ct1838477394240"/></text:p>
        </text:list-item>
        <text:list-item>
          <text:p text:style-name="P18"><text:span text:style-name="T8">Operating Systems</text:span><text:span text:style-name="T10">: </text:span><text:change-end text:change-id="ct1838477394240"/><text:change text:change-id="ct1838476951664"/><text:change-start text:change-id="ct1838476959584"/><text:span text:style-name="T10">MS Window Family, Linux (RedHat/Ubuntu), Unix (AIX, MacOSX)</text:span><text:change-end text:change-id="ct1838476959584"/><text:change-start text:change-id="ct1838477391600"/><text:span text:style-name="T10">.</text:span></text:p>
        </text:list-item>
        <text:list-item>
          <text:p text:style-name="P18"><text:change-end text:change-id="ct1838477391600"/><text:change text:change-id="ct1838476950944"/><text:change-start text:change-id="ct1838476959824"/><text:span text:style-name="T8">Code Review Software</text:span><text:change-end text:change-id="ct1838476959824"/><text:change-start text:change-id="ct1838477392320"/><text:span text:style-name="T10">: </text:span><text:change-end text:change-id="ct1838477392320"/><text:change text:change-id="ct1838476957424"/><text:change-start text:change-id="ct1838476956464"/><text:span text:style-name="T10">Gerrit, Crucible</text:span><text:change-end text:change-id="ct1838476956464"/><text:change-start text:change-id="ct1838477393040"/><text:span text:style-name="T10">.</text:span><text:change-end text:change-id="ct1838477393040"/></text:p>
        </text:list-item>
        <text:list-item>
          <text:p text:style-name="P18"><text:change-start text:change-id="ct1838477394480"/><text:span text:style-name="T8">Issue Tracking/Collaboration Software</text:span><text:span text:style-name="T10">: Jira, Confluence</text:span><text:change-end text:change-id="ct1838477394480"/><text:change text:change-id="ct1838476964144"/><text:change-start text:change-id="ct1838477397600"/><text:span text:style-name="T10">, FishEye.</text:span><text:change-end text:change-id="ct1838477397600"/></text:p>
        </text:list-item>
      </text:list>
      <text:p text:style-name="Standard"/>
      <text:p text:style-name="P3"><text:change-start text:change-id="ct1838477398800"/>Work Experience<text:change-end text:change-id="ct18384773988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text:change-start text:change-id="ct1838473382352"/><text:span text:style-name="T9">Johnson Controls</text:span><text:change-end text:change-id="ct1838473382352"/><text:change-start text:change-id="ct1838473383312"/><text:span text:style-name="T9"> </text:span><text:span text:style-name="T11">(Building Security &amp; Automation Industry)</text:span><text:span text:style-name="T9">,</text:span></text:p>
            <text:p text:style-name="P35"><text:change-end text:change-id="ct1838473383312"/><text:change-start text:change-id="ct1838473382592"/>Senior Embedded Software Engineer<text:change-end text:change-id="ct1838473382592"/></text:p>
          </table:table-cell>
          <table:table-cell table:style-name="Table1.A1" office:value-type="string">
            <text:p text:style-name="P4"><text:change-start text:change-id="ct1838473371792"/>Cork, Ireland<text:change-end text:change-id="ct1838473371792"/></text:p>
          </table:table-cell>
          <table:table-cell table:style-name="Table1.A1" office:value-type="string">
            <text:p text:style-name="P39"><text:change-start text:change-id="ct1838473373232"/><text:span text:style-name="T19">Oct</text:span><text:change-end text:change-id="ct1838473373232"/><text:change-start text:change-id="ct1838473379232"/><text:span text:style-name="T9"> 2015 – Jun</text:span><text:span text:style-name="T19"> 20</text:span><text:change-end text:change-id="ct1838473379232"/><text:change-start text:change-id="ct1838473383792"/><text:span text:style-name="T19">20</text:span><text:change-end text:change-id="ct1838473383792"/></text:p>
          </table:table-cell>
        </table:table-row>
      </table:table>
      <text:list xml:id="list103028304579585" text:continue-list="list103027465127937" text:style-name="WW8Num7">
        <text:list-item>
          <text:p text:style-name="P6">Member of the embedded team consisting of the manager and seven software engineers in the R&amp;D Department.<text:change-start text:change-id="ct1838476960304"/></text:p>
        </text:list-item>
        <text:list-item>
          <text:p text:style-name="P6">Mentoring the new hires of the team.</text:p>
        </text:list-item>
        <text:list-item>
          <text:p text:style-name="P6">Helping in creating and maintaining a C library to be used for communication of the firepanel with the platform agnostic cloud infrastructure via a firepanel gateway. Modified to run on both Linux and Windows.<text:change-end text:change-id="ct1838476960304"/><text:change-start text:change-id="ct1838477397120"/></text:p>
        </text:list-item>
        <text:list-item>
          <text:p text:style-name="P6"><text:change-end text:change-id="ct1838477397120"/><text:change-start text:change-id="ct1838476963424"/>Helping in maintaining the code base of the Rev. 1 firepanel gateway (ARM architecture) which is in production.<text:change-end text:change-id="ct1838476963424"/><text:change-start text:change-id="ct1838476960544"/></text:p>
        </text:list-item>
        <text:list-item>
          <text:p text:style-name="P6"><text:change-end text:change-id="ct1838476960544"/><text:change-start text:change-id="ct1838476961024"/>Use of a Compulab IoT gateway (ARM architecture) as the main development environment. This became the Rev. 2 firepanel gateway. Helping port the code base of the Rev. 1 firepanel gateway to Rev. 2.</text:p>
        </text:list-item>
        <text:list-item>
          <text:p text:style-name="P6">Helping in maintaining the AngularJS frontend of the Rev. 2 firepanel gateway.</text:p>
        </text:list-item>
        <text:list-item>
          <text:p text:style-name="P6">Tier 2 helpdesk support of Rev. 1 firepanel gateway. Helping Tier 1 helpdesk support for solving more complex issues and providing any workarounds if available.</text:p>
        </text:list-item>
        <text:list-item>
          <text:p text:style-name="P6">Helping in extending the functionality of the home automation openHAB framework to HVAC systems in buildings using BACnet protocol. Developed an extension for the REST API in order to modify Network settings, Time and specific settings for the HVAC systems.</text:p>
        </text:list-item>
        <text:list-item>
          <text:p text:style-name="P6">Performance improvements, repair defects and addressing technical debt in the above mentioned code bases. Participating in peer code reviews.<text:change-end text:change-id="ct1838476961024"/><text:change-start text:change-id="ct1838476950464"/></text:p>
        </text:list-item>
        <text:list-item>
          <text:p text:style-name="P6">Installing, maintaining and modifying the source code of Libelium IoT gateways which were located indoors and outdoors. Setup an InfluxDB to present the data from the sensors.</text:p>
        </text:list-item>
        <text:list-item>
          <text:p text:style-name="P6">Helping in using Yocto Project to create custom Linux-based systems for the Rev. 1 gateway, Rev. 2 gateway and the extended openHAB framework.<text:change-end text:change-id="ct1838476950464"/></text:p>
        </text:list-item>
      </text:list>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text:change-start text:change-id="ct1838473372032"/><text:span text:style-name="T9">Digisoft.tv </text:span><text:span text:style-name="T11">(Digital TV Industry)</text:span><text:span text:style-name="T9">,</text:span><text:change-end text:change-id="ct1838473372032"/></text:p>
            <text:p text:style-name="P35"><text:change-start text:change-id="ct1838473380912"/>Embedded Software Engineer<text:change-end text:change-id="ct1838473380912"/></text:p>
          </table:table-cell>
          <table:table-cell table:style-name="Table2.A1" office:value-type="string">
            <text:p text:style-name="P4"><text:change-start text:change-id="ct1838473382112"/>Cork, Ireland<text:change-end text:change-id="ct1838473382112"/></text:p>
          </table:table-cell>
          <table:table-cell table:style-name="Table2.A1" office:value-type="string">
            <text:p text:style-name="P39"><text:change-start text:change-id="ct1838473378992"/><text:span text:style-name="T9">Dec 2011 – </text:span><text:change-end text:change-id="ct1838473378992"/><text:change text:change-id="ct1838473380672"/><text:change-start text:change-id="ct1838473378752"/><text:span text:style-name="T19">Oct 2015</text:span><text:change-end text:change-id="ct1838473378752"/></text:p>
          </table:table-cell>
        </table:table-row>
      </table:table>
      <text:list xml:id="list103026527200579" text:continue-numbering="true" text:style-name="WW8Num7">
        <text:list-item>
          <text:p text:style-name="P20"><text:change-start text:change-id="ct1838789009024"/><text:span text:style-name="T10">Member of the embedded team consisting of the manager and five software engineers in the Development Department. </text:span><text:change-end text:change-id="ct1838789009024"/><text:span text:style-name="T10">Working closely with other Software team members and the QA team to understand and clarify functional and system requirements in an Agile/Scrum environment.</text:span><text:change-start text:change-id="ct1838477388000"/></text:p>
        </text:list-item>
        <text:list-item>
          <text:p text:style-name="P19"><text:change-end text:change-id="ct1838477388000"/><text:change text:change-id="ct1838476963664"/><text:change-start text:change-id="ct1838476958624"/><text:span text:style-name="T10">Cross-compilation, debugging and analysing C/C++ code for a Set-Top Box (STB) in MIPS architecture for Sigma Designs chipsets. Performance improvements in code base. Participating in peer code reviews. Repair defects found in developed modules.</text:span><text:change-end text:change-id="ct1838476958624"/><text:change-start text:change-id="ct1838476961504"/><text:span text:style-name="T10"> Collaborating with the other Software team members to ensure architectural integrity and product quality.</text:span><text:change-end text:change-id="ct1838476961504"/><text:change-start text:change-id="ct1838477394720"/></text:p>
        </text:list-item>
        <text:list-item>
          <text:p text:style-name="P19"><text:change-end text:change-id="ct1838477394720"/><text:change text:change-id="ct1838476962224"/><text:change text:change-id="ct1838473384272"/><text:change text:change-id="ct1838473373952"/><text:change text:change-id="ct1838476949744"/><text:change text:change-id="ct1838473374672"/><text:change text:change-id="ct1838476957664"/><text:change-start text:change-id="ct1838476951904"/><text:span text:style-name="T10">Helping in the port and maintenance of the WebKit web browser engine to the embedded system.</text:span><text:change-end text:change-id="ct1838476951904"/><text:change-start text:change-id="ct1838477400480"/></text:p>
        </text:list-item>
        <text:list-item>
          <text:p text:style-name="P19"><text:change-end text:change-id="ct1838477400480"/><text:change text:change-id="ct1838476949024"/><text:change text:change-id="ct1838473373472"/><text:change text:change-id="ct1838476956704"/><text:change text:change-id="ct1838473374192"/><text:change text:change-id="ct1838476951184"/><text:change-start text:change-id="ct1838476960064"/><text:span text:style-name="T10">Helping in the maintenance of Gstreamer multimedia framework to the embedded system.</text:span><text:change-end text:change-id="ct1838476960064"/><text:change-start text:change-id="ct1838477387280"/></text:p>
        </text:list-item>
        <text:list-item>
          <text:p text:style-name="P19"><text:change-end text:change-id="ct1838477387280"/><text:change text:change-id="ct1838476958144"/><text:change-start text:change-id="ct1838476953344"/><text:span text:style-name="T10">Helping in using Yocto Project to create custom Linux-based systems for the embedded products.</text:span><text:change-end text:change-id="ct1838476953344"/><text:change-start text:change-id="ct1838789037824"/></text:p>
        </text:list-item>
      </text:list>
      <text:p text:style-name="P17"><text:change-end text:change-id="ct1838789037824"/><text:span text:style-name="T10"/></text:p>
      <text:p text:style-name="P17"/>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26"><text:change-start text:change-id="ct1838473378512"/><text:span text:style-name="T9">Intralot S.A. </text:span><text:span text:style-name="T11">(Lottery &amp; Gaming Industry)</text:span><text:span text:style-name="T9">,</text:span><text:change-end text:change-id="ct1838473378512"/></text:p>
            <text:p text:style-name="P35"><text:change-start text:change-id="ct1838473384032"/>Software Engineer<text:change-end text:change-id="ct1838473384032"/></text:p>
          </table:table-cell>
          <table:table-cell table:style-name="Table3.A1" office:value-type="string">
            <text:p text:style-name="P4"><text:change-start text:change-id="ct1838473380432"/>Athens, Greece<text:change-end text:change-id="ct1838473380432"/></text:p>
          </table:table-cell>
          <table:table-cell table:style-name="Table3.A1" office:value-type="string">
            <text:p text:style-name="P40"><text:change-start text:change-id="ct1838473374912"/>Aug 2007 – Aug 2009<text:change-end text:change-id="ct1838473374912"/></text:p>
          </table:table-cell>
        </table:table-row>
      </table:table>
      <text:list xml:id="list103027019226249" text:continue-list="list3480973167" text:style-name="WW8Num1">
        <text:list-item>
          <text:p text:style-name="P21"><text:span text:style-name="T10">Software Engineer in Application Development Department.</text:span><text:change-start text:change-id="ct1838789077424"/><text:span text:style-name="T10"> </text:span><text:change-end text:change-id="ct1838789077424"/><text:change-start text:change-id="ct1838476956944"/><text:span text:style-name="T10">Member of a team consisting of the project manager and ten software engineers in the Application Development Department.</text:span><text:change-end text:change-id="ct1838476956944"/><text:change-start text:change-id="ct1838477399520"/></text:p>
        </text:list-item>
        <text:list-item>
          <text:p text:style-name="P21"><text:change-end text:change-id="ct1838477399520"/><text:change text:change-id="ct1838476961984"/><text:change-start text:change-id="ct1838476962464"/><text:span text:style-name="T10">Programmed, debugged, modified and maintained segments of large-scale software projects worldwide using AIX as an Operating System.</text:span><text:change-end text:change-id="ct1838476962464"/><text:change-start text:change-id="ct1838477390640"/></text:p>
        </text:list-item>
        <text:list-item>
          <text:p text:style-name="P21"><text:change-end text:change-id="ct1838477390640"/><text:change text:change-id="ct1838476957904"/><text:change-start text:change-id="ct1838476953584"/><text:span text:style-name="T10">Used C as the main programming language to construct and update server side, performance critical, software for sports betting and lottery games.</text:span><text:change-end text:change-id="ct1838476953584"/><text:change text:change-id="ct1838476963904"/></text:p>
        </text:list-item>
      </text:list>
      <text:p text:style-name="P3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text:change-start text:change-id="ct1838473375392"/><text:span text:style-name="T9">DEMCO Group </text:span><text:span text:style-name="T11">(Investment Management)</text:span><text:span text:style-name="T9">, </text:span><text:change-end text:change-id="ct1838473375392"/></text:p>
            <text:p text:style-name="P4"><text:change-start text:change-id="ct1838473379472"/>System &amp; Database Administrator<text:change-end text:change-id="ct1838473379472"/></text:p>
          </table:table-cell>
          <table:table-cell table:style-name="Table4.A1" office:value-type="string">
            <text:p text:style-name="P4"><text:change-start text:change-id="ct1838473373712"/>Athens, Greece<text:change-end text:change-id="ct1838473373712"/></text:p>
          </table:table-cell>
          <table:table-cell table:style-name="Table4.A1" office:value-type="string">
            <text:p text:style-name="P40"><text:change-start text:change-id="ct1838473378272"/>Nov 2005 – Aug 2007<text:change-end text:change-id="ct1838473378272"/></text:p>
          </table:table-cell>
        </table:table-row>
      </table:table>
      <text:list xml:id="list103026994058217" text:continue-list="list103027059126728" text:style-name="WW8Num5">
        <text:list-item>
          <text:p text:style-name="P27"><text:span text:style-name="T10">System and Database Administrator in IT Department.</text:span><text:change-start text:change-id="ct1838788977584"/><text:span text:style-name="T10"> </text:span><text:change-end text:change-id="ct1838788977584"/><text:change-start text:change-id="ct1838476951424"/><text:span text:style-name="T10">Member of a team consisting of the technical supervisor and one more administrator in IT Department.</text:span><text:change-end text:change-id="ct1838476951424"/><text:change-start text:change-id="ct1838477393520"/></text:p>
        </text:list-item>
        <text:list-item>
          <text:p text:style-name="P27"><text:change-end text:change-id="ct1838477393520"/><text:change text:change-id="ct1838476961264"/><text:change-start text:change-id="ct1838476962704"/><text:span text:style-name="T10">Maintained the network infrastructure of the company such as switches and routers and diagnosed any problems with the behaviour of the networked-attached computers.</text:span><text:change-end text:change-id="ct1838476962704"/><text:change-start text:change-id="ct1838477399280"/></text:p>
        </text:list-item>
        <text:list-item>
          <text:p text:style-name="P22"><text:change-end text:change-id="ct1838477399280"/><text:change text:change-id="ct1838476952144"/><text:change-start text:change-id="ct1838476958384"/><text:span text:style-name="T10">Involved in the procurement of new hardware, kept update the disk images for new computer installs, rolled out new software installs and made sure that licenses are paid for software that needed it.</text:span><text:change-end text:change-id="ct1838476958384"/><text:change-start text:change-id="ct1838477388480"/></text:p>
        </text:list-item>
        <text:list-item>
          <text:p text:style-name="P22"><text:change-end text:change-id="ct1838477388480"/><text:change text:change-id="ct1838476960784"/><text:change-start text:change-id="ct1838476954064"/><text:span text:style-name="T10">Ensured for the integrity of the data, the efficiency and the performance for two Oracle databases the company had.</text:span><text:change-end text:change-id="ct1838476954064"/><text:change text:change-id="ct1838476949984"/><text:change text:change-id="ct1838476949264"/></text:p>
        </text:list-item>
      </text:list>
      <text:p text:style-name="P42"><text:change text:change-id="ct1838476955024"/></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text:change-start text:change-id="ct1838473371072"/><text:span text:style-name="T9">Research &amp; Informatics Corps </text:span><text:span text:style-name="T12">(</text:span><text:span text:style-name="T13">Military Service</text:span><text:span text:style-name="T12">)</text:span><text:span text:style-name="T9">,</text:span></text:p>
            <text:p text:style-name="P4">System Administrator &amp; Developer<text:change-end text:change-id="ct1838473371072"/></text:p>
          </table:table-cell>
          <table:table-cell table:style-name="Table5.A1" office:value-type="string">
            <text:p text:style-name="P4"><text:change-start text:change-id="ct1838473375152"/>Athens / Komotini, Greece<text:change-end text:change-id="ct1838473375152"/></text:p>
          </table:table-cell>
          <table:table-cell table:style-name="Table5.A1" office:value-type="string">
            <text:p text:style-name="P40"><text:change-start text:change-id="ct1838473371312"/>Feb 2004 – Aug 2005<text:change-end text:change-id="ct1838473371312"/></text:p>
          </table:table-cell>
        </table:table-row>
      </table:table>
      <text:list xml:id="list103027300855284" text:continue-numbering="true" text:style-name="WW8Num5">
        <text:list-item>
          <text:p text:style-name="P7">Served as Reserve Officer on Probation in Hellenic Army. In July 2005 promoted to the rank of Reserve Second Lieutenant. In August 2013 promoted to the rank of Reserve Lieutenant.<text:change-start text:change-id="ct1838477392080"/></text:p>
        </text:list-item>
        <text:list-item>
          <text:p text:style-name="P7"><text:change-end text:change-id="ct1838477392080"/><text:change-start text:change-id="ct1838476962944"/>Monitored, as System Administrator, the network infrastructure of the entire camp and diagnosed problems with the behaviour of networked-attached computers.</text:p>
        </text:list-item>
        <text:list-item>
          <text:p text:style-name="P7">Responded to individual military users' difficulties with computer systems, provide instructions, diagnose and solve common problems. I was given the opportunity to train higher-ranked officers on software applications such as Microsoft Office.<text:change-end text:change-id="ct1838476962944"/></text:p>
        </text:list-item>
        <text:list-item>
          <text:p text:style-name="P7"><text:change-start text:change-id="ct1838476952384"/>Trained, as Programmer, to ensure that military software applications were operating correctly and fix any program errors that might occur.</text:p>
        </text:list-item>
        <text:list-item>
          <text:p text:style-name="P10">Supervised staff of four soldiers. We worked as a team to meet the deadlines.<text:change-end text:change-id="ct1838476952384"/></text:p>
        </text:list-item>
      </text:list>
      <text:p text:style-name="P41"/>
      <text:p text:style-name="P3"><text:change-start text:change-id="ct1838477390880"/>Education<text:change-end text:change-id="ct183847739088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text:change-start text:change-id="ct1838473383552"/>University of Edinburgh,<text:change-end text:change-id="ct1838473383552"/></text:p>
            <text:p text:style-name="P36"><text:change-start text:change-id="ct1838473381872"/>School of Informatics<text:change-end text:change-id="ct1838473381872"/></text:p>
          </table:table-cell>
          <table:table-cell table:style-name="Table6.A1" office:value-type="string">
            <text:p text:style-name="P5"><text:change-start text:change-id="ct1838473378032"/>Edinburgh, Scotland<text:change-end text:change-id="ct1838473378032"/></text:p>
          </table:table-cell>
          <table:table-cell table:style-name="Table6.A1" office:value-type="string">
            <text:p text:style-name="P40"><text:change-start text:change-id="ct1838473382832"/>Sep 2009 – Sep 2010<text:change-end text:change-id="ct1838473382832"/></text:p>
          </table:table-cell>
        </table:table-row>
      </table:table>
      <text:list xml:id="list3570824329" text:style-name="WW8Num2">
        <text:list-item>
          <text:p text:style-name="P8">MSc in Computer Science specialized in Software Engineering and Computer Systems.</text:p>
        </text:list-item>
        <text:list-item>
          <text:p text:style-name="P8"><text:change-start text:change-id="ct1838477388240"/>Used C, Java and Matlab in course projects.<text:change-end text:change-id="ct1838477388240"/><text:change-start text:change-id="ct1838476953824"/></text:p>
        </text:list-item>
        <text:list-item>
          <text:p text:style-name="P23"><text:span text:style-name="T9">MSc Thesis: </text:span><text:span text:style-name="T10">“Finding Clones”, School of Informatics, University of Edinburgh, 2010.</text:span><text:change-end text:change-id="ct1838476953824"/></text:p>
        </text:list-item>
      </text:list>
      <text:p text:style-name="P1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7"><text:change-start text:change-id="ct1838473381632"/>Technical University of Crete,<text:change-end text:change-id="ct1838473381632"/></text:p>
            <text:p text:style-name="P36"><text:change-start text:change-id="ct1838473369632"/>Electronic and Computer Engineering<text:change-end text:change-id="ct1838473369632"/></text:p>
          </table:table-cell>
          <table:table-cell table:style-name="Table7.A1" office:value-type="string">
            <text:p text:style-name="P5"><text:change-start text:change-id="ct1838473370112"/>Chania, Greece<text:change-end text:change-id="ct1838473370112"/></text:p>
          </table:table-cell>
          <table:table-cell table:style-name="Table7.A1" office:value-type="string">
            <text:p text:style-name="P40"><text:change-start text:change-id="ct1838473377072"/>Sep 1997 – Jun 2004<text:change-end text:change-id="ct1838473377072"/></text:p>
          </table:table-cell>
        </table:table-row>
      </table:table>
      <text:list xml:id="list1402561496" text:style-name="WW8Num3">
        <text:list-item>
          <text:p text:style-name="P28"><text:span text:style-name="T10">Bachelor(</text:span><text:change-start text:change-id="ct1838477400000"/><text:span text:style-name="T20">Ptychion</text:span><text:span text:style-name="T10">) in Electronic and Computer Engineering specialized in Digital Image &amp; Video Processing.</text:span><text:change-end text:change-id="ct1838477400000"/></text:p>
        </text:list-item>
        <text:list-item>
          <text:p text:style-name="P9"><text:change-start text:change-id="ct1838477395200"/>Used C, C++, SQL and Matlab in course projects.<text:change-end text:change-id="ct1838477395200"/><text:change-start text:change-id="ct1838476954304"/></text:p>
        </text:list-item>
        <text:list-item>
          <text:p text:style-name="P24"><text:span text:style-name="T9">Diploma Thesis:</text:span><text:span text:style-name="T10"> “Methods for Segmentation of Uncompressed Video Using Intensity and Motion Histograms”, Electronic and Computer Engineering Department, Technical University of Crete, 2003.</text:span></text:p>
        </text:list-item>
        <text:list-item>
          <text:p text:style-name="P24"><text:span text:style-name="T9">Papers:</text:span><text:span text:style-name="T10"> “Adaptive Methods for Motion Characterization and Segmentation of MPEG Compressed Frame Sequence”, C. Doulaverakis, S. Vagionitis, M. Zervakis and E. Petrakis, Intern. Conference on Image Analysis and Recognition (ICIAR'2004), Porto, Portugal, Sept./Oct. 2004, Proc. Part I, Springer Verlag (LNCS 3211), pp. 310-317.</text:span><text:change-end text:change-id="ct1838476954304"/><text:change text:change-id="ct1838476955504"/><text:change text:change-id="ct1838476954544"/><text:change text:change-id="ct1838476955264"/><text:change text:change-id="ct1838477401200"/><text:change text:change-id="ct1838476955744"/><text:change text:change-id="ct1838476954784"/></text:p>
        </text:list-item>
      </text:list>
      <text:p text:style-name="P11"><text:change-start text:change-id="ct1838477394960"/></text:p>
      <text:p text:style-name="P11"><text:change-end text:change-id="ct1838477394960"/><text:change-start text:change-id="ct1838789024144"/></text:p>
      <text:p text:style-name="P11"><text:change-end text:change-id="ct1838789024144"/></text:p>
      <text:p text:style-name="P3"><text:change-start text:change-id="ct1838477390160"/><text:soft-page-break/>Languages<text:change-end text:change-id="ct1838477390160"/></text:p>
      <text:p text:style-name="P43"><text:change-start text:change-id="ct1838477402160"/>Greek(native), English(fluent), French(novice).<text:change-end text:change-id="ct1838477402160"/></text:p>
      <text:p text:style-name="P29"/>
      <text:p text:style-name="P29"><text:change-start text:change-id="ct1838477399760"/><text:span text:style-name="T17">Activities/Distinctions</text:span><text:change-end text:change-id="ct1838477399760"/><text:change text:change-id="ct1838476950704"/></text:p>
      <text:list xml:id="list103028210791237" text:continue-list="list103027807390152" text:style-name="WW8Num4">
        <text:list-item>
          <text:p text:style-name="P25"><text:change-start text:change-id="ct1838477390400"/><text:span text:style-name="T9">Photography</text:span><text:span text:style-name="T10">: Member of Fotoskiasi, Photographic Society of Technical University of Crete</text:span><text:change-end text:change-id="ct1838477390400"/><text:change text:change-id="ct1838476961744"/><text:change-start text:change-id="ct1838477391120"/></text:p>
        </text:list-item>
        <text:list-item>
          <text:p text:style-name="P25"><text:span text:style-name="T9">Sport</text:span><text:span text:style-name="T10">: </text:span><text:change-end text:change-id="ct1838477391120"/><text:change text:change-id="ct1838476959104"/><text:change-start text:change-id="ct1838477389920"/><text:span text:style-name="T14">Archery</text:span><text:span text:style-name="T10">: I was in the team of A.C Phaethon Vrilission.</text:span><text:change-end text:change-id="ct1838477389920"/><text:change text:change-id="ct1838476959344"/><text:change-start text:change-id="ct1838477402400"/></text:p>
        </text:list-item>
        <text:list-item>
          <text:p text:style-name="P25"><text:span text:style-name="T9">Prizes</text:span><text:span text:style-name="T10">: Winner of 2010 Skyscanner’s Student Brain Challenge.</text:span><text:change-end text:change-id="ct1838477402400"/><text:change text:change-id="ct1838476950224"/><text:change text:change-id="ct1838477398320"/><text:change text:change-id="ct1838477395440"/><text:change text:change-id="ct1838476953104"/><text:change text:change-id="ct1838476964624"/><text:change text:change-id="ct1838476952864"/><text:change text:change-id="ct1838476964384"/><text:change text:change-id="ct1838476963184"/><text:change text:change-id="ct1838476964864"/><text:change text:change-id="ct1838476952624"/><text:change text:change-id="ct1838476957184"/></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AR PL UKai CN" svg:font-family="'AR PL UKai CN', Cambria" style:font-pitch="variable"/>
    <style:font-face style:name="Lohit Devanagari" svg:font-family="'Lohit Devanagari'" style:font-pitch="variable"/>
    <style:font-face style:name="OpenSymbol" svg:font-family="OpenSymbol, 'Arial Unicode MS'" style:font-pitch="variable"/>
    <style:font-face style:name="Symbol" svg:font-family="Symbol" style:font-pitch="variable"/>
    <style:font-face style:name="Tahoma" svg:font-family="Tahoma" style:font-pitch="variable"/>
    <style:font-face style:name="Times" svg:font-family="Times, 'Times New Roma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AR PL UKai CN" style:font-family-asian="'AR PL UKai CN', Cambria"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caption" style:family="paragraph" style:parent-style-name="Standard"/>
    <style:style style:name="Balloon_20_Text" style:display-name="Balloon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l" style:family="paragraph" style:parent-style-name="Standard">
      <style:paragraph-properties fo:hyphenation-ladder-count="no-limit"/>
      <style:text-properties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WW8Num1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1z1" style:family="text">
      <style:text-properties style:font-name="OpenSymbol" fo:font-family="OpenSymbol, 'Arial Unicode MS'" style:font-pitch="variable" style:font-name-complex="AR PL UKai CN" style:font-family-complex="'AR PL UKai CN', Cambria" style:font-pitch-complex="variable"/>
    </style:style>
    <style:style style:name="WW8Num2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2z1" style:family="text">
      <style:text-properties style:font-name="OpenSymbol" fo:font-family="OpenSymbol, 'Arial Unicode MS'" style:font-pitch="variable" style:font-name-complex="AR PL UKai CN" style:font-family-complex="'AR PL UKai CN', Cambria" style:font-pitch-complex="variable"/>
    </style:style>
    <style:style style:name="WW8Num3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3z1" style:family="text">
      <style:text-properties style:font-name="OpenSymbol" fo:font-family="OpenSymbol, 'Arial Unicode MS'" style:font-pitch="variable" style:font-name-complex="AR PL UKai CN" style:font-family-complex="'AR PL UKai CN', Cambria" style:font-pitch-complex="variable"/>
    </style:style>
    <style:style style:name="WW8Num4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4z1" style:family="text">
      <style:text-properties style:font-name="OpenSymbol" fo:font-family="OpenSymbol, 'Arial Unicode MS'" style:font-pitch="variable" style:font-name-complex="AR PL UKai CN" style:font-family-complex="'AR PL UKai CN', Cambria" style:font-pitch-complex="variable"/>
    </style:style>
    <style:style style:name="WW8Num5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5z1" style:family="text">
      <style:text-properties style:font-name="OpenSymbol" fo:font-family="OpenSymbol, 'Arial Unicode MS'" style:font-pitch="variable" style:font-name-complex="AR PL UKai CN" style:font-family-complex="'AR PL UKai CN', Cambria" style:font-pitch-complex="variable"/>
    </style:style>
    <style:style style:name="WW8Num6z0" style:family="text">
      <style:text-properties style:font-name="Symbol" fo:font-family="Symbol" style:font-pitch="variable" fo:font-size="11pt" style:font-size-asian="11pt" style:font-name-complex="AR PL UKai CN" style:font-family-complex="'AR PL UKai CN', Cambria" style:font-pitch-complex="variable" style:font-size-complex="11pt"/>
    </style:style>
    <style:style style:name="WW8Num6z1" style:family="text">
      <style:text-properties style:font-name="Courier New" fo:font-family="'Courier New'" style:font-family-generic="modern" style:font-pitch="variable" style:font-name-complex="AR PL UKai CN" style:font-family-complex="'AR PL UKai CN', Cambria"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fo:font-size="11pt" style:font-size-asian="11pt" style:font-name-complex="Tahoma" style:font-family-complex="Tahoma" style:font-pitch-complex="variable" style:font-size-complex="11pt"/>
    </style:style>
    <style:style style:name="WW8Num7z1" style:family="text">
      <style:text-properties style:font-name="OpenSymbol" fo:font-family="OpenSymbol, 'Arial Unicode MS'" style:font-pitch="variable"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Default_20_Paragraph_20_Font" style:display-name="Default Paragraph Font" style:family="text"/>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WW8Num9ztrue7" style:family="text"/>
    <style:style style:name="WW-WW8Num9ztrue11" style:family="text"/>
    <style:style style:name="WW-WW8Num9ztrue21" style:family="text"/>
    <style:style style:name="WW-WW8Num9ztrue31" style:family="text"/>
    <style:style style:name="WW-WW8Num9ztrue41" style:family="text"/>
    <style:style style:name="WW-WW8Num9ztrue51" style:family="text"/>
    <style:style style:name="WW-WW8Num9ztrue61" style:family="text"/>
    <style:style style:name="WW-WW8Num9ztrue71" style:family="text"/>
    <style:style style:name="WW-WW8Num9ztrue111" style:family="text"/>
    <style:style style:name="WW-WW8Num9ztrue211" style:family="text"/>
    <style:style style:name="WW-WW8Num9ztrue311" style:family="text"/>
    <style:style style:name="WW-WW8Num9ztrue411" style:family="text"/>
    <style:style style:name="WW-WW8Num9ztrue511" style:family="text"/>
    <style:style style:name="WW-WW8Num9ztrue611" style:family="text"/>
    <style:style style:name="WW-Default_20_Paragraph_20_Font" style:display-name="WW-Default Paragraph Fon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ListLabel_20_1" style:display-name="ListLabel 1" style:family="text">
      <style:text-properties style:font-name-complex="Times" style:font-family-complex="Times, 'Times New Roman'" style:font-pitch-complex="variable"/>
    </style:style>
    <style:style style:name="WW-Default_20_Paragraph_20_Font1" style:display-name="WW-Default Paragraph Font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Internet_20_link" style:display-name="Internet link" style:family="text" style:parent-style-name="WW-Default_20_Paragraph_20_Font1">
      <style:text-properties fo:color="#0000ff" loext:opacity="10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parent-style-name="WW-Default_20_Paragraph_20_Font1">
      <style:text-properties fo:color="#800080" loext:opacity="10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
        <style:list-level-properties text:list-level-position-and-space-mode="label-alignment">
          <style:list-level-label-alignment text:label-followed-by="nothing"/>
        </style:list-level-properties>
      </text:list-level-style-number>
      <text:list-level-style-number text:level="2" text:style-name="WW8Num8z1" style:num-suffix="." style:num-format="">
        <style:list-level-properties text:list-level-position-and-space-mode="label-alignment">
          <style:list-level-label-alignment text:label-followed-by="nothing"/>
        </style:list-level-properties>
      </text:list-level-style-number>
      <text:list-level-style-number text:level="3" text:style-name="WW8Num8z2" style:num-suffix="." style:num-format="">
        <style:list-level-properties text:list-level-position-and-space-mode="label-alignment">
          <style:list-level-label-alignment text:label-followed-by="nothing"/>
        </style:list-level-properties>
      </text:list-level-style-number>
      <text:list-level-style-number text:level="4" text:style-name="WW8Num8z3" style:num-suffix="." style:num-format="">
        <style:list-level-properties text:list-level-position-and-space-mode="label-alignment">
          <style:list-level-label-alignment text:label-followed-by="nothing"/>
        </style:list-level-properties>
      </text:list-level-style-number>
      <text:list-level-style-number text:level="5" text:style-name="WW8Num8z4" style:num-suffix="." style:num-format="">
        <style:list-level-properties text:list-level-position-and-space-mode="label-alignment">
          <style:list-level-label-alignment text:label-followed-by="nothing"/>
        </style:list-level-properties>
      </text:list-level-style-number>
      <text:list-level-style-number text:level="6" text:style-name="WW8Num8z5" style:num-suffix="." style:num-format="">
        <style:list-level-properties text:list-level-position-and-space-mode="label-alignment">
          <style:list-level-label-alignment text:label-followed-by="nothing"/>
        </style:list-level-properties>
      </text:list-level-style-number>
      <text:list-level-style-number text:level="7" text:style-name="WW8Num8z6" style:num-suffix="." style:num-format="">
        <style:list-level-properties text:list-level-position-and-space-mode="label-alignment">
          <style:list-level-label-alignment text:label-followed-by="nothing"/>
        </style:list-level-properties>
      </text:list-level-style-number>
      <text:list-level-style-number text:level="8" text:style-name="WW8Num8z7" style:num-suffix="." style:num-format="">
        <style:list-level-properties text:list-level-position-and-space-mode="label-alignment">
          <style:list-level-label-alignment text:label-followed-by="nothing"/>
        </style:list-level-properties>
      </text:list-level-style-number>
      <text:list-level-style-number text:level="9" text:style-name="WW8Num8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281cm" fo:margin-left="1.3cm" fo:margin-right="1.3cm" style:writing-mode="lr-tb" style:layout-grid-color="#c0c0c0" style:layout-grid-lines="63" style:layout-grid-base-height="0.423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vros Vagionitis CURRICULUM VITAE</dc:title>
    <dc:subject>Stavros Vagionitis CURRICULUM VITAE</dc:subject>
    <meta:keyword>Stavros</meta:keyword>
    <meta:keyword>Vagionitis</meta:keyword>
    <meta:keyword>CURRICULUM</meta:keyword>
    <meta:keyword>VITAE</meta:keyword>
    <meta:initial-creator>Stavros Vagionitis</meta:initial-creator>
    <meta:creation-date>2010-09-06T10:39:00</meta:creation-date>
    <dc:date>2020-10-02T10:30:25.707000000</dc:date>
    <meta:print-date>1995-11-21T17:41:00</meta:print-date>
    <meta:editing-cycles>112</meta:editing-cycles>
    <meta:editing-duration>PT4H22M4S</meta:editing-duration>
    <meta:generator>LibreOffice/7.0.1.2$Windows_X86_64 LibreOffice_project/7cbcfc562f6eb6708b5ff7d7397325de9e764452</meta:generator>
    <meta:document-statistic meta:table-count="7" meta:image-count="0" meta:object-count="0" meta:page-count="3" meta:paragraph-count="81" meta:word-count="1020" meta:character-count="6788" meta:non-whitespace-character-count="5885"/>
  </office:meta>
</office:document-meta>
</file>